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3.9055in"/>
    </style:style>
    <style:style style:name="co7" style:family="table-column">
      <style:table-column-properties fo:break-before="auto" style:column-width="3.8953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2.0083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0.7862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8929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8071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2.8874in"/>
    </style:style>
    <style:style style:name="co21" style:family="table-column">
      <style:table-column-properties fo:break-before="auto" style:column-width="0.5071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eta_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inference_class</text:p>
          </table:table-cell>
          <table:table-cell office:value-type="string" calcext:value-type="string">
            <text:p>function_ru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uration_time_sec</text:p>
          </table:table-cell>
          <table:table-cell office:value-type="string" calcext:value-type="string">
            <text:p>result_1</text:p>
          </table:table-cell>
          <table:table-cell office:value-type="string" calcext:value-type="string">
            <text:p>result_2</text:p>
          </table:table-cell>
          <table:table-cell office:value-type="string" calcext:value-type="string">
            <text:p>beta_T_in_confidence_interval</text:p>
          </table:table-cell>
          <table:table-cell office:value-type="string" calcext:value-type="string">
            <text:p>error_message</text:p>
          </table:table-cell>
          <table:table-cell office:value-type="string" calcext:value-type="string">
            <text:p>run_row_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al_epsilon</text:p>
          </table:table-cell>
          <table:table-cell office:value-type="string" calcext:value-type="string">
            <text:p>prob_censoring</text:p>
          </table:table-cell>
          <table:table-cell office:value-type="string" calcext:value-type="string">
            <text:p>sd_noise</text:p>
          </table:table-cell>
          <table:table-cell office:value-type="string" calcext:value-type="string">
            <text:p>num_cores</text:p>
          </table:table-cell>
          <table:table-cell office:value-type="string" calcext:value-type="string">
            <text:p>dataset_n_rows</text:p>
          </table:table-cell>
          <table:table-cell office:value-type="string" calcext:value-type="string">
            <text:p>dataset_n_col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3:3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1.968" calcext:value-type="float">
            <text:p>-1.96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1.96764705882353" calcext:value-type="float">
            <text:p>-1.967647058823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3:37 EDT</text:p>
          </table:table-cell>
          <table:table-cell office:value-type="float" office:value="0.009" calcext:value-type="float">
            <text:p>0.009</text:p>
          </table:table-cell>
          <table:table-cell office:value-type="float" office:value="0.285" calcext:value-type="float">
            <text:p>0.28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85104925510511" calcext:value-type="float">
            <text:p>0.2851049255105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3:37 EDT</text:p>
          </table:table-cell>
          <table:table-cell office:value-type="float" office:value="0" calcext:value-type="float">
            <text:p>0</text:p>
          </table:table-cell>
          <table:table-cell office:value-type="float" office:value="-5.593" calcext:value-type="float">
            <text:p>-5.593</text:p>
          </table:table-cell>
          <table:table-cell office:value-type="float" office:value="1.658" calcext:value-type="float">
            <text:p>1.65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5.59334057959396 1.65804646194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03:39 EDT</text:p>
          </table:table-cell>
          <table:table-cell office:value-type="float" office:value="2.304" calcext:value-type="float">
            <text:p>2.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03:40 EDT</text:p>
          </table:table-cell>
          <table:table-cell office:value-type="float" office:value="1.157" calcext:value-type="float">
            <text:p>1.157</text:p>
          </table:table-cell>
          <table:table-cell office:value-type="float" office:value="-6.154" calcext:value-type="float">
            <text:p>-6.154</text:p>
          </table:table-cell>
          <table:table-cell office:value-type="float" office:value="1.551" calcext:value-type="float">
            <text:p>1.55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6.15370755903841 1.55051707404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03:4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08" calcext:value-type="float">
            <text:p>0.30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3:41 EDT</text:p>
          </table:table-cell>
          <table:table-cell office:value-type="float" office:value="0.463" calcext:value-type="float">
            <text:p>0.463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3:41 EDT</text:p>
          </table:table-cell>
          <table:table-cell office:value-type="float" office:value="0.045" calcext:value-type="float">
            <text:p>0.04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3:41 EDT</text:p>
          </table:table-cell>
          <table:table-cell office:value-type="float" office:value="0.033" calcext:value-type="float">
            <text:p>0.033</text:p>
          </table:table-cell>
          <table:table-cell office:value-type="float" office:value="0.433" calcext:value-type="float">
            <text:p>0.43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33044327438015" calcext:value-type="float">
            <text:p>0.4330443274380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3:41 EDT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1.5" calcext:value-type="float">
            <text:p>1.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3.49997697938072 1.499976979380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0:03:51 EDT</text:p>
          </table:table-cell>
          <table:table-cell office:value-type="float" office:value="9.959" calcext:value-type="float">
            <text:p>9.959</text:p>
          </table:table-cell>
          <table:table-cell office:value-type="float" office:value="-4.002" calcext:value-type="float">
            <text:p>-4.002</text:p>
          </table:table-cell>
          <table:table-cell office:value-type="float" office:value="2.819" calcext:value-type="float">
            <text:p>2.81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4.00217642724975 2.818992984278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3:51 EDT</text:p>
          </table:table-cell>
          <table:table-cell office:value-type="float" office:value="0.275" calcext:value-type="float">
            <text:p>0.275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3:51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-0.166" calcext:value-type="float">
            <text:p>-0.16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65953391946416" calcext:value-type="float">
            <text:p>-0.1659533919464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03:54 EDT</text:p>
          </table:table-cell>
          <table:table-cell office:value-type="float" office:value="2.941" calcext:value-type="float">
            <text:p>2.9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03:55 EDT</text:p>
          </table:table-cell>
          <table:table-cell office:value-type="float" office:value="1.425" calcext:value-type="float">
            <text:p>1.425</text:p>
          </table:table-cell>
          <table:table-cell office:value-type="float" office:value="-0.531" calcext:value-type="float">
            <text:p>-0.531</text:p>
          </table:table-cell>
          <table:table-cell office:value-type="float" office:value="0.125" calcext:value-type="float">
            <text:p>0.12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30736510036982 0.1252451607202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03:55 EDT</text:p>
          </table:table-cell>
          <table:table-cell office:value-type="float" office:value="0" calcext:value-type="float">
            <text:p>0</text:p>
          </table:table-cell>
          <table:table-cell office:value-type="float" office:value="0.319" calcext:value-type="float">
            <text:p>0.31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9088319088319" calcext:value-type="float">
            <text:p>0.3190883190883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0:09:36 EDT</text:p>
          </table:table-cell>
          <table:table-cell office:value-type="float" office:value="340.836" calcext:value-type="float">
            <text:p>340.836</text:p>
          </table:table-cell>
          <table:table-cell office:value-type="float" office:value="-0.383" calcext:value-type="float">
            <text:p>-0.383</text:p>
          </table:table-cell>
          <table:table-cell office:value-type="float" office:value="-0.003" calcext:value-type="float">
            <text:p>-0.003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83195241880012 -0.002706329166749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9:37 EDT</text:p>
          </table:table-cell>
          <table:table-cell office:value-type="float" office:value="0.55" calcext:value-type="float">
            <text:p>0.55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9:37 EDT</text:p>
          </table:table-cell>
          <table:table-cell office:value-type="float" office:value="0.407" calcext:value-type="float">
            <text:p>0.407</text:p>
          </table:table-cell>
          <table:table-cell office:value-type="float" office:value="-0.001" calcext:value-type="float">
            <text:p>-0.0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0976136577066" calcext:value-type="float">
            <text:p>-0.0009761365770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12:37 EDT</text:p>
          </table:table-cell>
          <table:table-cell office:value-type="float" office:value="179.577" calcext:value-type="float">
            <text:p>179.577</text:p>
          </table:table-cell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82051282051282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12:54 EDT</text:p>
          </table:table-cell>
          <table:table-cell office:value-type="float" office:value="17.13" calcext:value-type="float">
            <text:p>17.13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386" calcext:value-type="float">
            <text:p>0.38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5" calcext:value-type="float">
            <text:p>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33025955917378 0.386462743021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12:5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6" calcext:value-type="float">
            <text:p>0.99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6031746031746" calcext:value-type="float">
            <text:p>0.9960317460317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0:22:07 EDT</text:p>
          </table:table-cell>
          <table:table-cell office:value-type="float" office:value="553.256" calcext:value-type="float">
            <text:p>553.256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187" calcext:value-type="float">
            <text:p>0.18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2099944396714 0.187292966435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22:07 EDT</text:p>
          </table:table-cell>
          <table:table-cell office:value-type="float" office:value="0.355" calcext:value-type="float">
            <text:p>0.355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22:07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-0.166" calcext:value-type="float">
            <text:p>-0.16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9" calcext:value-type="float">
            <text:p>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65953391946416" calcext:value-type="float">
            <text:p>-0.1659533919464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22:07 EDT</text:p>
          </table:table-cell>
          <table:table-cell office:value-type="float" office:value="0.082" calcext:value-type="float">
            <text:p>0.082</text:p>
          </table:table-cell>
          <table:table-cell office:value-type="float" office:value="0.277" calcext:value-type="float">
            <text:p>0.27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723533420969" calcext:value-type="float">
            <text:p>0.277235334209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22:08 EDT</text:p>
          </table:table-cell>
          <table:table-cell office:value-type="float" office:value="0" calcext:value-type="float">
            <text:p>0</text:p>
          </table:table-cell>
          <table:table-cell office:value-type="float" office:value="-0.465" calcext:value-type="float">
            <text:p>-0.465</text:p>
          </table:table-cell>
          <table:table-cell office:value-type="float" office:value="0.133" calcext:value-type="float">
            <text:p>0.13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65306759714915 0.1333999758220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22:11 EDT</text:p>
          </table:table-cell>
          <table:table-cell office:value-type="float" office:value="3.388" calcext:value-type="float">
            <text:p>3.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22:13 EDT</text:p>
          </table:table-cell>
          <table:table-cell office:value-type="float" office:value="1.757" calcext:value-type="float">
            <text:p>1.757</text:p>
          </table:table-cell>
          <table:table-cell office:value-type="float" office:value="-0.448" calcext:value-type="float">
            <text:p>-0.448</text:p>
          </table:table-cell>
          <table:table-cell office:value-type="float" office:value="0.102" calcext:value-type="float">
            <text:p>0.10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48418628126799 0.1016287711717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22:13 EDT</text:p>
          </table:table-cell>
          <table:table-cell office:value-type="float" office:value="0" calcext:value-type="float">
            <text:p>0</text:p>
          </table:table-cell>
          <table:table-cell office:value-type="float" office:value="0.239" calcext:value-type="float">
            <text:p>0.23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9316239316239" calcext:value-type="float">
            <text:p>0.239316239316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0:23:07 EDT</text:p>
          </table:table-cell>
          <table:table-cell office:value-type="float" office:value="53.939" calcext:value-type="float">
            <text:p>53.939</text:p>
          </table:table-cell>
          <table:table-cell office:value-type="float" office:value="-0.535" calcext:value-type="float">
            <text:p>-0.535</text:p>
          </table:table-cell>
          <table:table-cell office:value-type="float" office:value="0.152" calcext:value-type="float">
            <text:p>0.15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34940500895067 0.1520035849135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23:07 EDT</text:p>
          </table:table-cell>
          <table:table-cell office:value-type="float" office:value="0.576" calcext:value-type="float">
            <text:p>0.576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6" calcext:value-type="float">
            <text:p>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23:08 EDT</text:p>
          </table:table-cell>
          <table:table-cell office:value-type="float" office:value="0.456" calcext:value-type="float">
            <text:p>0.456</text:p>
          </table:table-cell>
          <table:table-cell office:value-type="float" office:value="-0.001" calcext:value-type="float">
            <text:p>-0.0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7" calcext:value-type="float">
            <text:p>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0976136577066" calcext:value-type="float">
            <text:p>-0.0009761365770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23:08 EDT</text:p>
          </table:table-cell>
          <table:table-cell office:value-type="float" office:value="0.09" calcext:value-type="float">
            <text:p>0.09</text:p>
          </table:table-cell>
          <table:table-cell office:value-type="float" office:value="0.988" calcext:value-type="float">
            <text:p>0.98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8" calcext:value-type="float">
            <text:p>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8209656880169" calcext:value-type="float">
            <text:p>0.9882096568801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23:08 EDT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0.128" calcext:value-type="float">
            <text:p>0.12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30442362723805 0.1284900895696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25:37 EDT</text:p>
          </table:table-cell>
          <table:table-cell office:value-type="float" office:value="149.265" calcext:value-type="float">
            <text:p>149.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0" calcext:value-type="float">
            <text:p>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25:53 EDT</text:p>
          </table:table-cell>
          <table:table-cell office:value-type="float" office:value="15.495" calcext:value-type="float">
            <text:p>15.495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589" calcext:value-type="float">
            <text:p>0.58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1" calcext:value-type="float">
            <text:p>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5104858323644 0.5892568128873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25:5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4" calcext:value-type="float">
            <text:p>0.99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2" calcext:value-type="float">
            <text:p>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4301994301994" calcext:value-type="float">
            <text:p>0.9943019943019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0:32:45 EDT</text:p>
          </table:table-cell>
          <table:table-cell office:value-type="float" office:value="412.852" calcext:value-type="float">
            <text:p>412.852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189" calcext:value-type="float">
            <text:p>0.18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3" calcext:value-type="float">
            <text:p>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0744077248528 0.1891639569749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32:46 EDT</text:p>
          </table:table-cell>
          <table:table-cell office:value-type="float" office:value="0.388" calcext:value-type="float">
            <text:p>0.388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4" calcext:value-type="float">
            <text:p>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32:46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66" calcext:value-type="float">
            <text:p>-0.16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5" calcext:value-type="float">
            <text:p>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65953391946416" calcext:value-type="float">
            <text:p>-0.1659533919464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32:46 EDT</text:p>
          </table:table-cell>
          <table:table-cell office:value-type="float" office:value="0.034" calcext:value-type="float">
            <text:p>0.034</text:p>
          </table:table-cell>
          <table:table-cell office:value-type="float" office:value="0.281" calcext:value-type="float">
            <text:p>0.28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6" calcext:value-type="float">
            <text:p>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80516222660594" calcext:value-type="float">
            <text:p>0.2805162226605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32:4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67" calcext:value-type="float">
            <text:p>-0.467</text:p>
          </table:table-cell>
          <table:table-cell office:value-type="float" office:value="0.135" calcext:value-type="float">
            <text:p>0.13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7" calcext:value-type="float">
            <text:p>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67356841086441 0.135450057193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32:50 EDT</text:p>
          </table:table-cell>
          <table:table-cell office:value-type="float" office:value="3.833" calcext:value-type="float">
            <text:p>3.8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8" calcext:value-type="float">
            <text:p>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32:52 EDT</text:p>
          </table:table-cell>
          <table:table-cell office:value-type="float" office:value="2.065" calcext:value-type="float">
            <text:p>2.065</text:p>
          </table:table-cell>
          <table:table-cell office:value-type="float" office:value="-0.464" calcext:value-type="float">
            <text:p>-0.464</text:p>
          </table:table-cell>
          <table:table-cell office:value-type="float" office:value="0.13" calcext:value-type="float">
            <text:p>0.1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64208052939533 0.1304805073556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32:52 EDT</text:p>
          </table:table-cell>
          <table:table-cell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6410256410256" calcext:value-type="float">
            <text:p>0.2564102564102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0:34:00 EDT</text:p>
          </table:table-cell>
          <table:table-cell office:value-type="float" office:value="68.075" calcext:value-type="float">
            <text:p>68.075</text:p>
          </table:table-cell>
          <table:table-cell office:value-type="float" office:value="-0.53" calcext:value-type="float">
            <text:p>-0.53</text:p>
          </table:table-cell>
          <table:table-cell office:value-type="float" office:value="0.154" calcext:value-type="float">
            <text:p>0.15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29562904968599 0.1541810706057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34:00 EDT</text:p>
          </table:table-cell>
          <table:table-cell office:value-type="float" office:value="0.366" calcext:value-type="float">
            <text:p>0.366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34:01 EDT</text:p>
          </table:table-cell>
          <table:table-cell office:value-type="float" office:value="0.4" calcext:value-type="float">
            <text:p>0.4</text:p>
          </table:table-cell>
          <table:table-cell office:value-type="float" office:value="-0.001" calcext:value-type="float">
            <text:p>-0.0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3" calcext:value-type="float">
            <text:p>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0976136577066" calcext:value-type="float">
            <text:p>-0.0009761365770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34:01 EDT</text:p>
          </table:table-cell>
          <table:table-cell office:value-type="float" office:value="0.092" calcext:value-type="float">
            <text:p>0.092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4" calcext:value-type="float">
            <text:p>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9951773871024" calcext:value-type="float">
            <text:p>0.9899517738710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34:0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151" calcext:value-type="float">
            <text:p>0.15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5" calcext:value-type="float">
            <text:p>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2890157474132 0.150937884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36:43 EDT</text:p>
          </table:table-cell>
          <table:table-cell office:value-type="float" office:value="161.922" calcext:value-type="float">
            <text:p>161.922</text:p>
          </table:table-cell>
          <table:table-cell office:value-type="float" office:value="0.322" calcext:value-type="float">
            <text:p>0.3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6" calcext:value-type="float">
            <text:p>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21937321937322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37:00 EDT</text:p>
          </table:table-cell>
          <table:table-cell office:value-type="float" office:value="17.073" calcext:value-type="float">
            <text:p>17.073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351" calcext:value-type="float">
            <text:p>0.35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445930644296 0.3512687387091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37:00 EDT</text:p>
          </table:table-cell>
          <table:table-cell office:value-type="float" office:value="0" calcext:value-type="float">
            <text:p>0</text:p>
          </table:table-cell>
          <table:table-cell office:value-type="float" office:value="0.996" calcext:value-type="float">
            <text:p>0.99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5798319327731" calcext:value-type="float">
            <text:p>0.9957983193277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0:45:35 EDT</text:p>
          </table:table-cell>
          <table:table-cell office:value-type="float" office:value="515.74" calcext:value-type="float">
            <text:p>515.74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174" calcext:value-type="float">
            <text:p>0.17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2291180498432 0.1743229781331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45:36 EDT</text:p>
          </table:table-cell>
          <table:table-cell office:value-type="float" office:value="0.505" calcext:value-type="float">
            <text:p>0.505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45:36 EDT</text:p>
          </table:table-cell>
          <table:table-cell office:value-type="float" office:value="0.105" calcext:value-type="float">
            <text:p>0.105</text:p>
          </table:table-cell>
          <table:table-cell office:value-type="float" office:value="-0.133" calcext:value-type="float">
            <text:p>-0.13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33118498270874" calcext:value-type="float">
            <text:p>-0.1331184982708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45:37 EDT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404073700024" calcext:value-type="float">
            <text:p>0.0054040737000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45:3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039" calcext:value-type="float">
            <text:p>-0.039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6905811295025 -0.03933118524672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46:02 EDT</text:p>
          </table:table-cell>
          <table:table-cell office:value-type="float" office:value="25.677" calcext:value-type="float">
            <text:p>25.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46:14 EDT</text:p>
          </table:table-cell>
          <table:table-cell office:value-type="float" office:value="12.154" calcext:value-type="float">
            <text:p>12.154</text:p>
          </table:table-cell>
          <table:table-cell office:value-type="float" office:value="-0.407" calcext:value-type="float">
            <text:p>-0.407</text:p>
          </table:table-cell>
          <table:table-cell office:value-type="float" office:value="0.156" calcext:value-type="float">
            <text:p>0.15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06743188375741 0.1561472059174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46:1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68" calcext:value-type="float">
            <text:p>0.36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67521367521368" calcext:value-type="float">
            <text:p>0.3675213675213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0:51:50 EDT</text:p>
          </table:table-cell>
          <table:table-cell office:value-type="float" office:value="335.426" calcext:value-type="float">
            <text:p>335.426</text:p>
          </table:table-cell>
          <table:table-cell office:value-type="float" office:value="-0.477" calcext:value-type="float">
            <text:p>-0.477</text:p>
          </table:table-cell>
          <table:table-cell office:value-type="float" office:value="0.172" calcext:value-type="float">
            <text:p>0.17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77469473099525 0.1718780794345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51:50 EDT</text:p>
          </table:table-cell>
          <table:table-cell office:value-type="float" office:value="0.507" calcext:value-type="float">
            <text:p>0.507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8" calcext:value-type="float">
            <text:p>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51:51 EDT</text:p>
          </table:table-cell>
          <table:table-cell office:value-type="float" office:value="1.087" calcext:value-type="float">
            <text:p>1.087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9" calcext:value-type="float">
            <text:p>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1101371124171" calcext:value-type="float">
            <text:p>0.0011013711241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55:55 EDT</text:p>
          </table:table-cell>
          <table:table-cell office:value-type="float" office:value="243.963" calcext:value-type="float">
            <text:p>243.963</text:p>
          </table:table-cell>
          <table:table-cell office:value-type="float" office:value="0.992" calcext:value-type="float">
            <text:p>0.99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0" calcext:value-type="float">
            <text:p>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2015968063872" calcext:value-type="float">
            <text:p>0.9920159680638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57:12 EDT</text:p>
          </table:table-cell>
          <table:table-cell office:value-type="float" office:value="76.291" calcext:value-type="float">
            <text:p>76.291</text:p>
          </table:table-cell>
          <table:table-cell office:value-type="float" office:value="-0.203" calcext:value-type="float">
            <text:p>-0.203</text:p>
          </table:table-cell>
          <table:table-cell office:value-type="float" office:value="0.39" calcext:value-type="float">
            <text:p>0.3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71" calcext:value-type="float">
            <text:p>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309817018988 0.3900146179410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59:51 EDT</text:p>
          </table:table-cell>
          <table:table-cell office:value-type="float" office:value="159.214" calcext:value-type="float">
            <text:p>159.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" calcext:value-type="float">
            <text:p>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1:00:58 EDT</text:p>
          </table:table-cell>
          <table:table-cell office:value-type="float" office:value="66.711" calcext:value-type="float">
            <text:p>66.711</text:p>
          </table:table-cell>
          <table:table-cell office:value-type="float" office:value="-0.271" calcext:value-type="float">
            <text:p>-0.271</text:p>
          </table:table-cell>
          <table:table-cell office:value-type="float" office:value="0.456" calcext:value-type="float">
            <text:p>0.45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73" calcext:value-type="float">
            <text:p>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70739206836837 0.4558591635206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1:00:58 EDT</text:p>
          </table:table-cell>
          <table:table-cell office:value-type="float" office:value="0.054" calcext:value-type="float">
            <text:p>0.054</text:p>
          </table:table-cell>
          <table:table-cell office:value-type="float" office:value="0.997" calcext:value-type="float">
            <text:p>0.99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4" calcext:value-type="float">
            <text:p>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7150997150997" calcext:value-type="float">
            <text:p>0.9971509971509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1:32:34 EDT</text:p>
          </table:table-cell>
          <table:table-cell office:value-type="float" office:value="1896.325" calcext:value-type="float">
            <text:p>1896.325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193" calcext:value-type="float">
            <text:p>0.19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67264474947485 0.1930258049051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1:32:34 EDT</text:p>
          </table:table-cell>
          <table:table-cell office:value-type="float" office:value="0.354" calcext:value-type="float">
            <text:p>0.354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6" calcext:value-type="float">
            <text:p>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1:32:34 EDT</text:p>
          </table:table-cell>
          <table:table-cell office:value-type="float" office:value="0.046" calcext:value-type="float">
            <text:p>0.046</text:p>
          </table:table-cell>
          <table:table-cell office:value-type="float" office:value="-0.151" calcext:value-type="float">
            <text:p>-0.15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7" calcext:value-type="float">
            <text:p>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51224350408545" calcext:value-type="float">
            <text:p>-0.1512243504085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1:32:3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51" calcext:value-type="float">
            <text:p>0.35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8" calcext:value-type="float">
            <text:p>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0891300878319" calcext:value-type="float">
            <text:p>0.3508913008783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1:32:34 EDT</text:p>
          </table:table-cell>
          <table:table-cell office:value-type="float" office:value="0" calcext:value-type="float">
            <text:p>0</text:p>
          </table:table-cell>
          <table:table-cell office:value-type="float" office:value="-0.469" calcext:value-type="float">
            <text:p>-0.469</text:p>
          </table:table-cell>
          <table:table-cell office:value-type="float" office:value="0.167" calcext:value-type="float">
            <text:p>0.16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79" calcext:value-type="float">
            <text:p>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68950152652573 0.1665014518354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1:32:51 EDT</text:p>
          </table:table-cell>
          <table:table-cell office:value-type="float" office:value="16.379" calcext:value-type="float">
            <text:p>16.3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" calcext:value-type="float">
            <text:p>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.01709401709401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1:32:58 EDT</text:p>
          </table:table-cell>
          <table:table-cell office:value-type="float" office:value="7.163" calcext:value-type="float">
            <text:p>7.163</text:p>
          </table:table-cell>
          <table:table-cell office:value-type="float" office:value="-0.44" calcext:value-type="float">
            <text:p>-0.44</text:p>
          </table:table-cell>
          <table:table-cell office:value-type="float" office:value="0.162" calcext:value-type="float">
            <text:p>0.16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3970510172495 0.1619533845420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1:32:58 EDT</text:p>
          </table:table-cell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82" calcext:value-type="float">
            <text:p>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1:36:59 EDT</text:p>
          </table:table-cell>
          <table:table-cell office:value-type="float" office:value="240.709" calcext:value-type="float">
            <text:p>240.709</text:p>
          </table:table-cell>
          <table:table-cell office:value-type="float" office:value="-0.489" calcext:value-type="float">
            <text:p>-0.489</text:p>
          </table:table-cell>
          <table:table-cell office:value-type="float" office:value="0.174" calcext:value-type="float">
            <text:p>0.17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83" calcext:value-type="float">
            <text:p>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88695534731605 0.1737479011618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1:36:59 EDT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84" calcext:value-type="float">
            <text:p>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1:37:00 EDT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85" calcext:value-type="float">
            <text:p>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1116787997437" calcext:value-type="float">
            <text:p>0.0011167879974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1:41:38 EDT</text:p>
          </table:table-cell>
          <table:table-cell office:value-type="float" office:value="278.215" calcext:value-type="float">
            <text:p>278.215</text:p>
          </table:table-cell>
          <table:table-cell office:value-type="float" office:value="0.998" calcext:value-type="float">
            <text:p>0.99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8003992015968" calcext:value-type="float">
            <text:p>0.9980039920159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1:42:58 EDT</text:p>
          </table:table-cell>
          <table:table-cell office:value-type="float" office:value="80.004" calcext:value-type="float">
            <text:p>80.004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652" calcext:value-type="float">
            <text:p>0.65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95206247741234 0.6521110629050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1:46:16 EDT</text:p>
          </table:table-cell>
          <table:table-cell office:value-type="float" office:value="197.902" calcext:value-type="float">
            <text:p>197.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" calcext:value-type="float">
            <text:p>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.04843304843304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1:47:36 EDT</text:p>
          </table:table-cell>
          <table:table-cell office:value-type="float" office:value="80.18" calcext:value-type="float">
            <text:p>80.18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471" calcext:value-type="float">
            <text:p>0.47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04584641562368 0.4713915238087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1:47:3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4" calcext:value-type="float">
            <text:p>0.99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0" calcext:value-type="float">
            <text:p>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4301994301994" calcext:value-type="float">
            <text:p>0.9943019943019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2:31:18 EDT</text:p>
          </table:table-cell>
          <table:table-cell office:value-type="float" office:value="2622.054" calcext:value-type="float">
            <text:p>2622.054</text:p>
          </table:table-cell>
          <table:table-cell office:value-type="float" office:value="-0.17" calcext:value-type="float">
            <text:p>-0.17</text:p>
          </table:table-cell>
          <table:table-cell office:value-type="float" office:value="0.175" calcext:value-type="float">
            <text:p>0.17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0481965113128 0.1748858053354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2:31:19 EDT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2" calcext:value-type="float">
            <text:p>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2:31:19 EDT</text:p>
          </table:table-cell>
          <table:table-cell office:value-type="float" office:value="0.03" calcext:value-type="float">
            <text:p>0.03</text:p>
          </table:table-cell>
          <table:table-cell office:value-type="float" office:value="-0.133" calcext:value-type="float">
            <text:p>-0.13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3" calcext:value-type="float">
            <text:p>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33118479675826" calcext:value-type="float">
            <text:p>-0.1331184796758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2:31:1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4" calcext:value-type="float">
            <text:p>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404080252593" calcext:value-type="float">
            <text:p>0.0054040802525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2:31:1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039" calcext:value-type="float">
            <text:p>-0.039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95" calcext:value-type="float">
            <text:p>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69057928661 -0.03933116648555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2:31:33 EDT</text:p>
          </table:table-cell>
          <table:table-cell office:value-type="float" office:value="14.732" calcext:value-type="float">
            <text:p>14.7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2:31:40 EDT</text:p>
          </table:table-cell>
          <table:table-cell office:value-type="float" office:value="7.028" calcext:value-type="float">
            <text:p>7.028</text:p>
          </table:table-cell>
          <table:table-cell office:value-type="float" office:value="-0.442" calcext:value-type="float">
            <text:p>-0.442</text:p>
          </table:table-cell>
          <table:table-cell office:value-type="float" office:value="0.144" calcext:value-type="float">
            <text:p>0.14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41554931443593 0.1440262972917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2:31:40 EDT</text:p>
          </table:table-cell>
          <table:table-cell office:value-type="float" office:value="0" calcext:value-type="float">
            <text:p>0</text:p>
          </table:table-cell>
          <table:table-cell office:value-type="float" office:value="0.407" calcext:value-type="float">
            <text:p>0.40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8" calcext:value-type="float">
            <text:p>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07407407407407" calcext:value-type="float">
            <text:p>0.4074074074074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2:35:28 EDT</text:p>
          </table:table-cell>
          <table:table-cell office:value-type="float" office:value="227.484" calcext:value-type="float">
            <text:p>227.484</text:p>
          </table:table-cell>
          <table:table-cell office:value-type="float" office:value="-0.477" calcext:value-type="float">
            <text:p>-0.477</text:p>
          </table:table-cell>
          <table:table-cell office:value-type="float" office:value="0.172" calcext:value-type="float">
            <text:p>0.17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77469455114416 0.1718780985697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2:35:28 EDT</text:p>
          </table:table-cell>
          <table:table-cell office:value-type="float" office:value="0.431" calcext:value-type="float">
            <text:p>0.431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2:35:29 EDT</text:p>
          </table:table-cell>
          <table:table-cell office:value-type="float" office:value="0.571" calcext:value-type="float">
            <text:p>0.571</text:p>
          </table:table-cell>
          <table:table-cell office:value-type="float" office:value="-0.002" calcext:value-type="float">
            <text:p>-0.00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1" calcext:value-type="float">
            <text:p>1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1948820453838" calcext:value-type="float">
            <text:p>-0.0019488204538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2:38:49 EDT</text:p>
          </table:table-cell>
          <table:table-cell office:value-type="float" office:value="199.825" calcext:value-type="float">
            <text:p>199.825</text:p>
          </table:table-cell>
          <table:table-cell office:value-type="float" office:value="0.994" calcext:value-type="float">
            <text:p>0.99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4011976047904" calcext:value-type="float">
            <text:p>0.9940119760479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2:39:29 EDT</text:p>
          </table:table-cell>
          <table:table-cell office:value-type="float" office:value="40.602" calcext:value-type="float">
            <text:p>40.602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502" calcext:value-type="float">
            <text:p>0.50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9210746746206 0.5021891733147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2:41:51 EDT</text:p>
          </table:table-cell>
          <table:table-cell office:value-type="float" office:value="141.825" calcext:value-type="float">
            <text:p>141.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" calcext:value-type="float">
            <text:p>1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2:42:32 EDT</text:p>
          </table:table-cell>
          <table:table-cell office:value-type="float" office:value="41.164" calcext:value-type="float">
            <text:p>41.164</text:p>
          </table:table-cell>
          <table:table-cell office:value-type="float" office:value="-0.23" calcext:value-type="float">
            <text:p>-0.23</text:p>
          </table:table-cell>
          <table:table-cell office:value-type="float" office:value="0.406" calcext:value-type="float">
            <text:p>0.40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05" calcext:value-type="float">
            <text:p>1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9571315134709 0.4059097485366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2:42:32 EDT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6" calcext:value-type="float">
            <text:p>1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7150997150997" calcext:value-type="float">
            <text:p>0.9971509971509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3:06:14 EDT</text:p>
          </table:table-cell>
          <table:table-cell office:value-type="float" office:value="1421.56" calcext:value-type="float">
            <text:p>1421.56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208" calcext:value-type="float">
            <text:p>0.20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07" calcext:value-type="float">
            <text:p>1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4865525681482 0.2084493135121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3:06:14 EDT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8" calcext:value-type="float">
            <text:p>1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3:06:14 EDT</text:p>
          </table:table-cell>
          <table:table-cell office:value-type="float" office:value="0.009" calcext:value-type="float">
            <text:p>0.009</text:p>
          </table:table-cell>
          <table:table-cell office:value-type="float" office:value="-0.143" calcext:value-type="float">
            <text:p>-0.14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9" calcext:value-type="float">
            <text:p>1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42864452218305" calcext:value-type="float">
            <text:p>-0.1428644522183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3:06:14 EDT</text:p>
          </table:table-cell>
          <table:table-cell office:value-type="float" office:value="0.061" calcext:value-type="float">
            <text:p>0.061</text:p>
          </table:table-cell>
          <table:table-cell office:value-type="float" office:value="0.39" calcext:value-type="float">
            <text:p>0.3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0" calcext:value-type="float">
            <text:p>1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89506093274657" calcext:value-type="float">
            <text:p>0.3895060932746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3:06:14 EDT</text:p>
          </table:table-cell>
          <table:table-cell office:value-type="float" office:value="0" calcext:value-type="float">
            <text:p>0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183" calcext:value-type="float">
            <text:p>0.18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11" calcext:value-type="float">
            <text:p>1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68262263511321 0.1825333590747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3:06:20 EDT</text:p>
          </table:table-cell>
          <table:table-cell office:value-type="float" office:value="6.016" calcext:value-type="float">
            <text:p>6.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3:06:23 EDT</text:p>
          </table:table-cell>
          <table:table-cell office:value-type="float" office:value="2.591" calcext:value-type="float">
            <text:p>2.591</text:p>
          </table:table-cell>
          <table:table-cell office:value-type="float" office:value="-0.459" calcext:value-type="float">
            <text:p>-0.459</text:p>
          </table:table-cell>
          <table:table-cell office:value-type="float" office:value="0.193" calcext:value-type="float">
            <text:p>0.19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13" calcext:value-type="float">
            <text:p>1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58795179382215 0.1925625658473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3:06:2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53" calcext:value-type="float">
            <text:p>0.35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4" calcext:value-type="float">
            <text:p>1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3276353276353" calcext:value-type="float">
            <text:p>0.3532763532763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3:08:05 EDT</text:p>
          </table:table-cell>
          <table:table-cell office:value-type="float" office:value="102.125" calcext:value-type="float">
            <text:p>102.125</text:p>
          </table:table-cell>
          <table:table-cell office:value-type="float" office:value="-0.476" calcext:value-type="float">
            <text:p>-0.476</text:p>
          </table:table-cell>
          <table:table-cell office:value-type="float" office:value="0.173" calcext:value-type="float">
            <text:p>0.17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15" calcext:value-type="float">
            <text:p>1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75683690206221 0.1728871325394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3:08:06 EDT</text:p>
          </table:table-cell>
          <table:table-cell office:value-type="float" office:value="0.551" calcext:value-type="float">
            <text:p>0.551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6" calcext:value-type="float">
            <text:p>1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3:08:08 EDT</text:p>
          </table:table-cell>
          <table:table-cell office:value-type="float" office:value="2.548" calcext:value-type="float">
            <text:p>2.548</text:p>
          </table:table-cell>
          <table:table-cell office:value-type="float" office:value="-0.006" calcext:value-type="float">
            <text:p>-0.00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7" calcext:value-type="float">
            <text:p>1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5968143435598" calcext:value-type="float">
            <text:p>-0.0059681434355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3:08:08 EDT</text:p>
          </table:table-cell>
          <table:table-cell office:value-type="float" office:value="0" calcext:value-type="float">
            <text:p>0</text:p>
          </table:table-cell>
          <table:table-cell office:value-type="float" office:value="0.925" calcext:value-type="float">
            <text:p>0.92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8" calcext:value-type="float">
            <text:p>1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25496752097268" calcext:value-type="float">
            <text:p>0.9254967520972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3:08:08 EDT</text:p>
          </table:table-cell>
          <table:table-cell office:value-type="float" office:value="0" calcext:value-type="float">
            <text:p>0</text:p>
          </table:table-cell>
          <table:table-cell office:value-type="float" office:value="-0.131" calcext:value-type="float">
            <text:p>-0.131</text:p>
          </table:table-cell>
          <table:table-cell office:value-type="float" office:value="0.119" calcext:value-type="float">
            <text:p>0.11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19" calcext:value-type="float">
            <text:p>1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31057286996341 0.1191210001251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3:21:04 EDT</text:p>
          </table:table-cell>
          <table:table-cell office:value-type="float" office:value="776.22" calcext:value-type="float">
            <text:p>776.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0" calcext:value-type="float">
            <text:p>1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3:28:00 EDT</text:p>
          </table:table-cell>
          <table:table-cell office:value-type="float" office:value="415.452" calcext:value-type="float">
            <text:p>415.452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403" calcext:value-type="float">
            <text:p>0.40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21" calcext:value-type="float">
            <text:p>1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11046541686289 0.4032794028755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3:28:00 EDT</text:p>
          </table:table-cell>
          <table:table-cell office:value-type="float" office:value="0" calcext:value-type="float">
            <text:p>0</text:p>
          </table:table-cell>
          <table:table-cell office:value-type="float" office:value="0.986" calcext:value-type="float">
            <text:p>0.98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2" calcext:value-type="float">
            <text:p>1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5754985754986" calcext:value-type="float">
            <text:p>0.9857549857549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6:05:54 EDT</text:p>
          </table:table-cell>
          <table:table-cell office:value-type="float" office:value="9474.454" calcext:value-type="float">
            <text:p>9474.454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197" calcext:value-type="float">
            <text:p>0.19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23" calcext:value-type="float">
            <text:p>1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63435321226438 0.1974269612109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6:05:55 EDT</text:p>
          </table:table-cell>
          <table:table-cell office:value-type="float" office:value="0.538" calcext:value-type="float">
            <text:p>0.538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4" calcext:value-type="float">
            <text:p>1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6:05:55 EDT</text:p>
          </table:table-cell>
          <table:table-cell office:value-type="float" office:value="0.008" calcext:value-type="float">
            <text:p>0.008</text:p>
          </table:table-cell>
          <table:table-cell office:value-type="float" office:value="-0.166" calcext:value-type="float">
            <text:p>-0.16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5" calcext:value-type="float">
            <text:p>1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65953378091194" calcext:value-type="float">
            <text:p>-0.1659533780911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6:05:55 EDT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6" calcext:value-type="float">
            <text:p>1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0139129288882" calcext:value-type="float">
            <text:p>0.3001391292888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6:05:55 EDT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office:value-type="float" office:value="0.148" calcext:value-type="float">
            <text:p>0.14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27" calcext:value-type="float">
            <text:p>1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79872529184259 0.1479657730018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6:06:01 EDT</text:p>
          </table:table-cell>
          <table:table-cell office:value-type="float" office:value="6.139" calcext:value-type="float">
            <text:p>6.1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" calcext:value-type="float">
            <text:p>1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6:06:04 EDT</text:p>
          </table:table-cell>
          <table:table-cell office:value-type="float" office:value="3.078" calcext:value-type="float">
            <text:p>3.078</text:p>
          </table:table-cell>
          <table:table-cell office:value-type="float" office:value="-0.456" calcext:value-type="float">
            <text:p>-0.456</text:p>
          </table:table-cell>
          <table:table-cell office:value-type="float" office:value="0.173" calcext:value-type="float">
            <text:p>0.17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29" calcext:value-type="float">
            <text:p>1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55949169698827 0.1731287183623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6:06:0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28" calcext:value-type="float">
            <text:p>0.32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0" calcext:value-type="float">
            <text:p>1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27635327635328" calcext:value-type="float">
            <text:p>0.3276353276353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6:07:26 EDT</text:p>
          </table:table-cell>
          <table:table-cell office:value-type="float" office:value="82.346" calcext:value-type="float">
            <text:p>82.346</text:p>
          </table:table-cell>
          <table:table-cell office:value-type="float" office:value="-0.524" calcext:value-type="float">
            <text:p>-0.524</text:p>
          </table:table-cell>
          <table:table-cell office:value-type="float" office:value="0.151" calcext:value-type="float">
            <text:p>0.15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24079710973251 0.1510090084825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6:07:27 EDT</text:p>
          </table:table-cell>
          <table:table-cell office:value-type="float" office:value="0.475" calcext:value-type="float">
            <text:p>0.475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6:07:28 EDT</text:p>
          </table:table-cell>
          <table:table-cell office:value-type="float" office:value="1.093" calcext:value-type="float">
            <text:p>1.093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3" calcext:value-type="float">
            <text:p>1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0007889958343" calcext:value-type="float">
            <text:p>-0.0100078899583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6:07:28 EDT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4" calcext:value-type="float">
            <text:p>1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75011624716267" calcext:value-type="float">
            <text:p>0.8750116247162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6:07:2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35" calcext:value-type="float">
            <text:p>-0.135</text:p>
          </table:table-cell>
          <table:table-cell office:value-type="float" office:value="0.115" calcext:value-type="float">
            <text:p>0.11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35" calcext:value-type="float">
            <text:p>1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34709803122814 0.114694023206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6:13:21 EDT</text:p>
          </table:table-cell>
          <table:table-cell office:value-type="float" office:value="353.183" calcext:value-type="float">
            <text:p>353.1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6" calcext:value-type="float">
            <text:p>1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6:15:40 EDT</text:p>
          </table:table-cell>
          <table:table-cell office:value-type="float" office:value="138.494" calcext:value-type="float">
            <text:p>138.494</text:p>
          </table:table-cell>
          <table:table-cell office:value-type="float" office:value="-0.226" calcext:value-type="float">
            <text:p>-0.226</text:p>
          </table:table-cell>
          <table:table-cell office:value-type="float" office:value="0.658" calcext:value-type="float">
            <text:p>0.65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37" calcext:value-type="float">
            <text:p>1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6091234559773 0.6579469845024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6:15:4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3" calcext:value-type="float">
            <text:p>0.96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8" calcext:value-type="float">
            <text:p>1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7:14:30 EDT</text:p>
          </table:table-cell>
          <table:table-cell office:value-type="float" office:value="3530" calcext:value-type="float">
            <text:p>3530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16" calcext:value-type="float">
            <text:p>0.1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39" calcext:value-type="float">
            <text:p>1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3528428293406 0.1600534699101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14:30 EDT</text:p>
          </table:table-cell>
          <table:table-cell office:value-type="float" office:value="0.529" calcext:value-type="float">
            <text:p>0.529</text:p>
          </table:table-cell>
          <table:table-cell office:value-type="float" office:value="0.313" calcext:value-type="float">
            <text:p>0.3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14:31 EDT</text:p>
          </table:table-cell>
          <table:table-cell office:value-type="float" office:value="0" calcext:value-type="float">
            <text:p>0</text:p>
          </table:table-cell>
          <table:table-cell office:value-type="float" office:value="1.595" calcext:value-type="float">
            <text:p>1.59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.59459459459459" calcext:value-type="float">
            <text:p>1.594594594594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7:14:31 EDT</text:p>
          </table:table-cell>
          <table:table-cell office:value-type="float" office:value="0" calcext:value-type="float">
            <text:p>0</text:p>
          </table:table-cell>
          <table:table-cell office:value-type="float" office:value="0.359" calcext:value-type="float">
            <text:p>0.35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2" calcext:value-type="float">
            <text:p>1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8917729738497" calcext:value-type="float">
            <text:p>0.3589177297384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7:14:3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1.83" calcext:value-type="float">
            <text:p>-1.83</text:p>
          </table:table-cell>
          <table:table-cell office:value-type="float" office:value="5.019" calcext:value-type="float">
            <text:p>5.01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43" calcext:value-type="float">
            <text:p>1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83002317196164 5.019212361150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7:14:33 EDT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4" calcext:value-type="float">
            <text:p>1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7:14:35 EDT</text:p>
          </table:table-cell>
          <table:table-cell office:value-type="float" office:value="1.393" calcext:value-type="float">
            <text:p>1.393</text:p>
          </table:table-cell>
          <table:table-cell office:value-type="float" office:value="-1.518" calcext:value-type="float">
            <text:p>-1.518</text:p>
          </table:table-cell>
          <table:table-cell office:value-type="float" office:value="5.329" calcext:value-type="float">
            <text:p>5.32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45" calcext:value-type="float">
            <text:p>1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51834931963966 5.32925293372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7:14:3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45" calcext:value-type="float">
            <text:p>0.3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6" calcext:value-type="float">
            <text:p>1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44729344729345" calcext:value-type="float">
            <text:p>0.3447293447293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14:35 EDT</text:p>
          </table:table-cell>
          <table:table-cell office:value-type="float" office:value="0.511" calcext:value-type="float">
            <text:p>0.511</text:p>
          </table:table-cell>
          <table:table-cell office:value-type="float" office:value="0.359" calcext:value-type="float">
            <text:p>0.35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7" calcext:value-type="float">
            <text:p>1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8974358974359" calcext:value-type="float">
            <text:p>0.3589743589743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14:35 EDT</text:p>
          </table:table-cell>
          <table:table-cell office:value-type="float" office:value="0.037" calcext:value-type="float">
            <text:p>0.03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8" calcext:value-type="float">
            <text:p>1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7:14:35 EDT</text:p>
          </table:table-cell>
          <table:table-cell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9" calcext:value-type="float">
            <text:p>1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16880903907927" calcext:value-type="float">
            <text:p>0.1168809039079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7:14:35 EDT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4.5" calcext:value-type="float">
            <text:p>4.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9952501274224 4.499952501274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7:14:52 EDT</text:p>
          </table:table-cell>
          <table:table-cell office:value-type="float" office:value="17.134" calcext:value-type="float">
            <text:p>17.134</text:p>
          </table:table-cell>
          <table:table-cell office:value-type="float" office:value="-2.364" calcext:value-type="float">
            <text:p>-2.364</text:p>
          </table:table-cell>
          <table:table-cell office:value-type="float" office:value="3.29" calcext:value-type="float">
            <text:p>3.2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51" calcext:value-type="float">
            <text:p>1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36353182911544 3.28956525460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14:53 EDT</text:p>
          </table:table-cell>
          <table:table-cell office:value-type="float" office:value="0.678" calcext:value-type="float">
            <text:p>0.678</text:p>
          </table:table-cell>
          <table:table-cell office:value-type="float" office:value="0.359" calcext:value-type="float">
            <text:p>0.35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52" calcext:value-type="float">
            <text:p>1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8974358974359" calcext:value-type="float">
            <text:p>0.3589743589743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14:5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39" calcext:value-type="float">
            <text:p>0.13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53" calcext:value-type="float">
            <text:p>1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38719675625117" calcext:value-type="float">
            <text:p>0.1387196756251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7:14:56 EDT</text:p>
          </table:table-cell>
          <table:table-cell office:value-type="float" office:value="2.77" calcext:value-type="float">
            <text:p>2.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7:14:57 EDT</text:p>
          </table:table-cell>
          <table:table-cell office:value-type="float" office:value="1.303" calcext:value-type="float">
            <text:p>1.303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432" calcext:value-type="float">
            <text:p>0.43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57" calcext:value-type="float">
            <text:p>1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22064549733637 0.4322645367820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7:14:5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39" calcext:value-type="float">
            <text:p>0.33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58" calcext:value-type="float">
            <text:p>1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39031339031339" calcext:value-type="float">
            <text:p>0.3390313390313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7:20:49 EDT</text:p>
          </table:table-cell>
          <table:table-cell office:value-type="float" office:value="351.417" calcext:value-type="float">
            <text:p>351.417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34" calcext:value-type="float">
            <text:p>0.3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59" calcext:value-type="float">
            <text:p>1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27150341306337 0.3403596221699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20:49 EDT</text:p>
          </table:table-cell>
          <table:table-cell office:value-type="float" office:value="0.379" calcext:value-type="float">
            <text:p>0.379</text:p>
          </table:table-cell>
          <table:table-cell office:value-type="float" office:value="0.359" calcext:value-type="float">
            <text:p>0.35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0" calcext:value-type="float">
            <text:p>1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8974358974359" calcext:value-type="float">
            <text:p>0.3589743589743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20:49 EDT</text:p>
          </table:table-cell>
          <table:table-cell office:value-type="float" office:value="0.407" calcext:value-type="float">
            <text:p>0.407</text:p>
          </table:table-cell>
          <table:table-cell office:value-type="float" office:value="-0.004" calcext:value-type="float">
            <text:p>-0.00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1" calcext:value-type="float">
            <text:p>1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4468485083606" calcext:value-type="float">
            <text:p>-0.0044684850836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7:23:16 EDT</text:p>
          </table:table-cell>
          <table:table-cell office:value-type="float" office:value="146.46" calcext:value-type="float">
            <text:p>146.46</text:p>
          </table:table-cell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4" calcext:value-type="float">
            <text:p>1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53561253561254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7:23:33 EDT</text:p>
          </table:table-cell>
          <table:table-cell office:value-type="float" office:value="17.2" calcext:value-type="float">
            <text:p>17.2</text:p>
          </table:table-cell>
          <table:table-cell office:value-type="float" office:value="-0.426" calcext:value-type="float">
            <text:p>-0.426</text:p>
          </table:table-cell>
          <table:table-cell office:value-type="float" office:value="0.227" calcext:value-type="float">
            <text:p>0.22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65" calcext:value-type="float">
            <text:p>1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26387528461861 0.2268269333266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7:23:33 EDT</text:p>
          </table:table-cell>
          <table:table-cell office:value-type="float" office:value="0" calcext:value-type="float">
            <text:p>0</text:p>
          </table:table-cell>
          <table:table-cell office:value-type="float" office:value="0.977" calcext:value-type="float">
            <text:p>0.97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6" calcext:value-type="float">
            <text:p>1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77099236641221" calcext:value-type="float">
            <text:p>0.9770992366412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7:34:29 EDT</text:p>
          </table:table-cell>
          <table:table-cell office:value-type="float" office:value="655.729" calcext:value-type="float">
            <text:p>655.729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175" calcext:value-type="float">
            <text:p>0.17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67" calcext:value-type="float">
            <text:p>1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5586196192139 0.174761613125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34:29 EDT</text:p>
          </table:table-cell>
          <table:table-cell office:value-type="float" office:value="0.411" calcext:value-type="float">
            <text:p>0.411</text:p>
          </table:table-cell>
          <table:table-cell office:value-type="float" office:value="0.359" calcext:value-type="float">
            <text:p>0.35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8" calcext:value-type="float">
            <text:p>1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8974358974359" calcext:value-type="float">
            <text:p>0.3589743589743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34:29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9" calcext:value-type="float">
            <text:p>1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38719675625117" calcext:value-type="float">
            <text:p>0.1387196756251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7:34:29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361" calcext:value-type="float">
            <text:p>0.36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61329091749444" calcext:value-type="float">
            <text:p>0.3613290917494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7:34:29 EDT</text:p>
          </table:table-cell>
          <table:table-cell office:value-type="float" office:value="0" calcext:value-type="float">
            <text:p>0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437" calcext:value-type="float">
            <text:p>0.43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71" calcext:value-type="float">
            <text:p>1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9127618440264 0.4365669696904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7:34:34 EDT</text:p>
          </table:table-cell>
          <table:table-cell office:value-type="float" office:value="4.405" calcext:value-type="float">
            <text:p>4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2" calcext:value-type="float">
            <text:p>1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7:34:36 EDT</text:p>
          </table:table-cell>
          <table:table-cell office:value-type="float" office:value="2.274" calcext:value-type="float">
            <text:p>2.274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415" calcext:value-type="float">
            <text:p>0.41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73" calcext:value-type="float">
            <text:p>1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4500554582478 0.414603432525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7:34:36 EDT</text:p>
          </table:table-cell>
          <table:table-cell office:value-type="float" office:value="0" calcext:value-type="float">
            <text:p>0</text:p>
          </table:table-cell>
          <table:table-cell office:value-type="float" office:value="0.342" calcext:value-type="float">
            <text:p>0.34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4" calcext:value-type="float">
            <text:p>1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41880341880342" calcext:value-type="float">
            <text:p>0.3418803418803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7:35:48 EDT</text:p>
          </table:table-cell>
          <table:table-cell office:value-type="float" office:value="71.626" calcext:value-type="float">
            <text:p>71.626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514" calcext:value-type="float">
            <text:p>0.51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75" calcext:value-type="float">
            <text:p>1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89354568388286 0.5136616687832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35:48 EDT</text:p>
          </table:table-cell>
          <table:table-cell office:value-type="float" office:value="0.669" calcext:value-type="float">
            <text:p>0.669</text:p>
          </table:table-cell>
          <table:table-cell office:value-type="float" office:value="0.359" calcext:value-type="float">
            <text:p>0.35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6" calcext:value-type="float">
            <text:p>1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8974358974359" calcext:value-type="float">
            <text:p>0.3589743589743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35:49 EDT</text:p>
          </table:table-cell>
          <table:table-cell office:value-type="float" office:value="0.746" calcext:value-type="float">
            <text:p>0.746</text:p>
          </table:table-cell>
          <table:table-cell office:value-type="float" office:value="-0.004" calcext:value-type="float">
            <text:p>-0.00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7" calcext:value-type="float">
            <text:p>1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4468485083606" calcext:value-type="float">
            <text:p>-0.0044684850836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7:35:49 EDT</text:p>
          </table:table-cell>
          <table:table-cell office:value-type="float" office:value="0.137" calcext:value-type="float">
            <text:p>0.137</text:p>
          </table:table-cell>
          <table:table-cell office:value-type="float" office:value="0.932" calcext:value-type="float">
            <text:p>0.93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8" calcext:value-type="float">
            <text:p>1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3163027209674" calcext:value-type="float">
            <text:p>0.93163027209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7:35:49 EDT</text:p>
          </table:table-cell>
          <table:table-cell office:value-type="float" office:value="0" calcext:value-type="float">
            <text:p>0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098" calcext:value-type="float">
            <text:p>0.09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79" calcext:value-type="float">
            <text:p>1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06551173194371 0.09761420302715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7:38:51 EDT</text:p>
          </table:table-cell>
          <table:table-cell office:value-type="float" office:value="181.547" calcext:value-type="float">
            <text:p>181.5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0" calcext:value-type="float">
            <text:p>1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7:39:13 EDT</text:p>
          </table:table-cell>
          <table:table-cell office:value-type="float" office:value="22.098" calcext:value-type="float">
            <text:p>22.098</text:p>
          </table:table-cell>
          <table:table-cell office:value-type="float" office:value="-0.438" calcext:value-type="float">
            <text:p>-0.438</text:p>
          </table:table-cell>
          <table:table-cell office:value-type="float" office:value="0.202" calcext:value-type="float">
            <text:p>0.20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81" calcext:value-type="float">
            <text:p>1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37904531631217 0.2018230177318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7:39:13 EDT</text:p>
          </table:table-cell>
          <table:table-cell office:value-type="float" office:value="0.008" calcext:value-type="float">
            <text:p>0.008</text:p>
          </table:table-cell>
          <table:table-cell office:value-type="float" office:value="0.977" calcext:value-type="float">
            <text:p>0.97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2" calcext:value-type="float">
            <text:p>1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77207977207977" calcext:value-type="float">
            <text:p>0.9772079772079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7:47:39 EDT</text:p>
          </table:table-cell>
          <table:table-cell office:value-type="float" office:value="505.929" calcext:value-type="float">
            <text:p>505.929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172" calcext:value-type="float">
            <text:p>0.17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83" calcext:value-type="float">
            <text:p>1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4391846914086 0.1722269056451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47:39 EDT</text:p>
          </table:table-cell>
          <table:table-cell office:value-type="float" office:value="0.684" calcext:value-type="float">
            <text:p>0.684</text:p>
          </table:table-cell>
          <table:table-cell office:value-type="float" office:value="0.359" calcext:value-type="float">
            <text:p>0.35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4" calcext:value-type="float">
            <text:p>1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8974358974359" calcext:value-type="float">
            <text:p>0.3589743589743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47:39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5" calcext:value-type="float">
            <text:p>1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38719675625117" calcext:value-type="float">
            <text:p>0.1387196756251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7:47:39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361" calcext:value-type="float">
            <text:p>0.36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6" calcext:value-type="float">
            <text:p>1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61201151412046" calcext:value-type="float">
            <text:p>0.3612011514120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7:47:39 EDT</text:p>
          </table:table-cell>
          <table:table-cell office:value-type="float" office:value="0" calcext:value-type="float">
            <text:p>0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436" calcext:value-type="float">
            <text:p>0.43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87" calcext:value-type="float">
            <text:p>1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904826914654 0.4364876203967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7:47:45 EDT</text:p>
          </table:table-cell>
          <table:table-cell office:value-type="float" office:value="5.126" calcext:value-type="float">
            <text:p>5.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8" calcext:value-type="float">
            <text:p>1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7:47:47 EDT</text:p>
          </table:table-cell>
          <table:table-cell office:value-type="float" office:value="2.242" calcext:value-type="float">
            <text:p>2.242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418" calcext:value-type="float">
            <text:p>0.41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89" calcext:value-type="float">
            <text:p>1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96098225543251 0.4178505599362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7:47:4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59" calcext:value-type="float">
            <text:p>0.35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0" calcext:value-type="float">
            <text:p>1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8974358974359" calcext:value-type="float">
            <text:p>0.3589743589743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7:49:02 EDT</text:p>
          </table:table-cell>
          <table:table-cell office:value-type="float" office:value="74.645" calcext:value-type="float">
            <text:p>74.645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514" calcext:value-type="float">
            <text:p>0.51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91" calcext:value-type="float">
            <text:p>1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89267166353518 0.513561780743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49:02 EDT</text:p>
          </table:table-cell>
          <table:table-cell office:value-type="float" office:value="0.713" calcext:value-type="float">
            <text:p>0.713</text:p>
          </table:table-cell>
          <table:table-cell office:value-type="float" office:value="0.359" calcext:value-type="float">
            <text:p>0.35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2" calcext:value-type="float">
            <text:p>1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8974358974359" calcext:value-type="float">
            <text:p>0.3589743589743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49:03 EDT</text:p>
          </table:table-cell>
          <table:table-cell office:value-type="float" office:value="0.486" calcext:value-type="float">
            <text:p>0.486</text:p>
          </table:table-cell>
          <table:table-cell office:value-type="float" office:value="-0.004" calcext:value-type="float">
            <text:p>-0.00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3" calcext:value-type="float">
            <text:p>1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4468485083606" calcext:value-type="float">
            <text:p>-0.0044684850836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7:49:03 EDT</text:p>
          </table:table-cell>
          <table:table-cell office:value-type="float" office:value="0.117" calcext:value-type="float">
            <text:p>0.11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4" calcext:value-type="float">
            <text:p>1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50179950079941" calcext:value-type="float">
            <text:p>0.9501799500799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7:49:0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136" calcext:value-type="float">
            <text:p>0.13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95" calcext:value-type="float">
            <text:p>1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44640659406468 0.1357036892392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7:51:39 EDT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6" calcext:value-type="float">
            <text:p>1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25071225071225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7:52:00 EDT</text:p>
          </table:table-cell>
          <table:table-cell office:value-type="float" office:value="20.488" calcext:value-type="float">
            <text:p>20.488</text:p>
          </table:table-cell>
          <table:table-cell office:value-type="float" office:value="-0.535" calcext:value-type="float">
            <text:p>-0.535</text:p>
          </table:table-cell>
          <table:table-cell office:value-type="float" office:value="0.248" calcext:value-type="float">
            <text:p>0.24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97" calcext:value-type="float">
            <text:p>1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3496452330533 0.2477874479972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7:52:0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4" calcext:value-type="float">
            <text:p>0.97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8" calcext:value-type="float">
            <text:p>1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74264705882353" calcext:value-type="float">
            <text:p>0.9742647058823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8:03:09 EDT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9" calcext:value-type="float">
            <text:p>1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0523991189095" calcext:value-type="float">
            <text:p>0.0005239911890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8:03:09 EDT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72" calcext:value-type="float">
            <text:p>-0.072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59738152630143 -0.0721686312626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8:03:10 EDT</text:p>
          </table:table-cell>
          <table:table-cell office:value-type="float" office:value="1.068" calcext:value-type="float">
            <text:p>1.068</text:p>
          </table:table-cell>
          <table:table-cell office:value-type="float" office:value="0.988" calcext:value-type="float">
            <text:p>0.98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1" calcext:value-type="float">
            <text:p>2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7825012327515" calcext:value-type="float">
            <text:p>0.9878250123275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8:03:10 EDT</text:p>
          </table:table-cell>
          <table:table-cell office:value-type="float" office:value="0" calcext:value-type="float">
            <text:p>0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124" calcext:value-type="float">
            <text:p>0.12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02" calcext:value-type="float">
            <text:p>2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26351831857894 0.1243995587037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8:03:10 EDT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3" calcext:value-type="float">
            <text:p>2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8:03:1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49" calcext:value-type="float">
            <text:p>-0.449</text:p>
          </table:table-cell>
          <table:table-cell office:value-type="float" office:value="-0.258" calcext:value-type="float">
            <text:p>-0.258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04" calcext:value-type="float">
            <text:p>2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48961352315698 -0.2579626028144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8:03:12 EDT</text:p>
          </table:table-cell>
          <table:table-cell office:value-type="float" office:value="1.016" calcext:value-type="float">
            <text:p>1.016</text:p>
          </table:table-cell>
          <table:table-cell office:value-type="float" office:value="0.339" calcext:value-type="float">
            <text:p>0.33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5" calcext:value-type="float">
            <text:p>2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38751953141143" calcext:value-type="float">
            <text:p>0.338751953141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8:03:1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07" calcext:value-type="float">
            <text:p>0.0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06" calcext:value-type="float">
            <text:p>2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3669144520707 0.07006358904116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8:27:13 EDT</text:p>
          </table:table-cell>
          <table:table-cell office:value-type="float" office:value="1363.357" calcext:value-type="float">
            <text:p>1363.357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138" calcext:value-type="float">
            <text:p>0.13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07" calcext:value-type="float">
            <text:p>2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8699315800898 0.1378308275789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8:27:14 EDT</text:p>
          </table:table-cell>
          <table:table-cell office:value-type="float" office:value="0.603" calcext:value-type="float">
            <text:p>0.603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8" calcext:value-type="float">
            <text:p>2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2792022792023" calcext:value-type="float">
            <text:p>0.0227920227920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8:27:14 EDT</text:p>
          </table:table-cell>
          <table:table-cell office:value-type="float" office:value="0.113" calcext:value-type="float">
            <text:p>0.113</text:p>
          </table:table-cell>
          <table:table-cell office:value-type="float" office:value="-0.395" calcext:value-type="float">
            <text:p>-0.39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9" calcext:value-type="float">
            <text:p>2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395480525635772" calcext:value-type="float">
            <text:p>-0.395480525635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8:27:14 EDT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10" calcext:value-type="float">
            <text:p>2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8:27:14 EDT</text:p>
          </table:table-cell>
          <table:table-cell office:value-type="float" office:value="0" calcext:value-type="float">
            <text:p>0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3" calcext:value-type="float">
            <text:p>-0.3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11" calcext:value-type="float">
            <text:p>2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0994996557026 -0.299966054714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8:27:36 EDT</text:p>
          </table:table-cell>
          <table:table-cell office:value-type="float" office:value="21.922" calcext:value-type="float">
            <text:p>21.9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12" calcext:value-type="float">
            <text:p>2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8:27:42 EDT</text:p>
          </table:table-cell>
          <table:table-cell office:value-type="float" office:value="6.489" calcext:value-type="float">
            <text:p>6.489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145" calcext:value-type="float">
            <text:p>-0.14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13" calcext:value-type="float">
            <text:p>2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24527893223992 -0.144631910941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8:27:4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14" calcext:value-type="float">
            <text:p>2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2849002849003" calcext:value-type="float">
            <text:p>0.0028490028490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8:31:07 EDT</text:p>
          </table:table-cell>
          <table:table-cell office:value-type="float" office:value="205.168" calcext:value-type="float">
            <text:p>205.168</text:p>
          </table:table-cell>
          <table:table-cell office:value-type="float" office:value="-0.796" calcext:value-type="float">
            <text:p>-0.796</text:p>
          </table:table-cell>
          <table:table-cell office:value-type="float" office:value="-0.035" calcext:value-type="float">
            <text:p>-0.03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15" calcext:value-type="float">
            <text:p>2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96271879865794 -0.0347683068287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8:31:08 EDT</text:p>
          </table:table-cell>
          <table:table-cell office:value-type="float" office:value="0.355" calcext:value-type="float">
            <text:p>0.355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2792022792023" calcext:value-type="float">
            <text:p>0.0227920227920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8:31:08 EDT</text:p>
          </table:table-cell>
          <table:table-cell office:value-type="float" office:value="0.763" calcext:value-type="float">
            <text:p>0.763</text:p>
          </table:table-cell>
          <table:table-cell office:value-type="float" office:value="-0.067" calcext:value-type="float">
            <text:p>-0.06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17" calcext:value-type="float">
            <text:p>2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6798460520475" calcext:value-type="float">
            <text:p>-0.0667984605204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8:31:0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39" calcext:value-type="float">
            <text:p>0.33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18" calcext:value-type="float">
            <text:p>2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38782710828263" calcext:value-type="float">
            <text:p>0.338782710828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8:31:0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07" calcext:value-type="float">
            <text:p>0.0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19" calcext:value-type="float">
            <text:p>2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3664697250359 0.07006777620940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8:33:36 EDT</text:p>
          </table:table-cell>
          <table:table-cell office:value-type="float" office:value="147.395" calcext:value-type="float">
            <text:p>147.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20" calcext:value-type="float">
            <text:p>2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8:34:37 EDT</text:p>
          </table:table-cell>
          <table:table-cell office:value-type="float" office:value="61.411" calcext:value-type="float">
            <text:p>61.411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183" calcext:value-type="float">
            <text:p>0.18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21" calcext:value-type="float">
            <text:p>2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04595372610233 0.1831083675984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8:34:37 EDT</text:p>
          </table:table-cell>
          <table:table-cell office:value-type="float" office:value="0" calcext:value-type="float">
            <text:p>0</text:p>
          </table:table-cell>
          <table:table-cell office:value-type="float" office:value="0.712" calcext:value-type="float">
            <text:p>0.71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22" calcext:value-type="float">
            <text:p>2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12250712250712" calcext:value-type="float">
            <text:p>0.7122507122507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9:01:41 EDT</text:p>
          </table:table-cell>
          <table:table-cell office:value-type="float" office:value="1623.286" calcext:value-type="float">
            <text:p>1623.286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138" calcext:value-type="float">
            <text:p>0.13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23" calcext:value-type="float">
            <text:p>2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268054074837 0.1377990613772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9:01:41 EDT</text:p>
          </table:table-cell>
          <table:table-cell office:value-type="float" office:value="0.37" calcext:value-type="float">
            <text:p>0.37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24" calcext:value-type="float">
            <text:p>2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2792022792023" calcext:value-type="float">
            <text:p>0.0227920227920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9:01:41 EDT</text:p>
          </table:table-cell>
          <table:table-cell office:value-type="float" office:value="0.051" calcext:value-type="float">
            <text:p>0.051</text:p>
          </table:table-cell>
          <table:table-cell office:value-type="float" office:value="-0.379" calcext:value-type="float">
            <text:p>-0.37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25" calcext:value-type="float">
            <text:p>2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379041425431195" calcext:value-type="float">
            <text:p>-0.3790414254311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9:01:41 EDT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26" calcext:value-type="float">
            <text:p>2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9119843961298" calcext:value-type="float">
            <text:p>0.0091198439612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9:01:41 EDT</text:p>
          </table:table-cell>
          <table:table-cell office:value-type="float" office:value="0" calcext:value-type="float">
            <text:p>0</text:p>
          </table:table-cell>
          <table:table-cell office:value-type="float" office:value="-0.664" calcext:value-type="float">
            <text:p>-0.664</text:p>
          </table:table-cell>
          <table:table-cell office:value-type="float" office:value="-0.094" calcext:value-type="float">
            <text:p>-0.094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27" calcext:value-type="float">
            <text:p>2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63950104740804 -0.09413274612158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9:01:58 EDT</text:p>
          </table:table-cell>
          <table:table-cell office:value-type="float" office:value="17.401" calcext:value-type="float">
            <text:p>17.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28" calcext:value-type="float">
            <text:p>2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.0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9:02:06 EDT</text:p>
          </table:table-cell>
          <table:table-cell office:value-type="float" office:value="8.004" calcext:value-type="float">
            <text:p>8.004</text:p>
          </table:table-cell>
          <table:table-cell office:value-type="float" office:value="-0.635" calcext:value-type="float">
            <text:p>-0.635</text:p>
          </table:table-cell>
          <table:table-cell office:value-type="float" office:value="-0.069" calcext:value-type="float">
            <text:p>-0.069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29" calcext:value-type="float">
            <text:p>2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34790820366001 -0.06929914826978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9:02:06 EDT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30" calcext:value-type="float">
            <text:p>2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2849002849003" calcext:value-type="float">
            <text:p>0.0028490028490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9:06:18 EDT</text:p>
          </table:table-cell>
          <table:table-cell office:value-type="float" office:value="251.416" calcext:value-type="float">
            <text:p>251.41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65" calcext:value-type="float">
            <text:p>-0.06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31" calcext:value-type="float">
            <text:p>2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45167742550974 -0.0652188678999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9:06:18 EDT</text:p>
          </table:table-cell>
          <table:table-cell office:value-type="float" office:value="0.525" calcext:value-type="float">
            <text:p>0.525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32" calcext:value-type="float">
            <text:p>2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2792022792023" calcext:value-type="float">
            <text:p>0.0227920227920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9:06:19 EDT</text:p>
          </table:table-cell>
          <table:table-cell office:value-type="float" office:value="1.016" calcext:value-type="float">
            <text:p>1.016</text:p>
          </table:table-cell>
          <table:table-cell office:value-type="float" office:value="-0.067" calcext:value-type="float">
            <text:p>-0.06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33" calcext:value-type="float">
            <text:p>2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6803120723491" calcext:value-type="float">
            <text:p>-0.0668031207234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9:06:19 EDT</text:p>
          </table:table-cell>
          <table:table-cell office:value-type="float" office:value="0" calcext:value-type="float">
            <text:p>0</text:p>
          </table:table-cell>
          <table:table-cell office:value-type="float" office:value="0.339" calcext:value-type="float">
            <text:p>0.33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34" calcext:value-type="float">
            <text:p>2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38749577364718" calcext:value-type="float">
            <text:p>0.3387495773647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9:06:19 EDT</text:p>
          </table:table-cell>
          <table:table-cell office:value-type="float" office:value="0" calcext:value-type="float">
            <text:p>0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07" calcext:value-type="float">
            <text:p>0.0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35" calcext:value-type="float">
            <text:p>2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3669517020906 0.07006327557392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9:09:37 EDT</text:p>
          </table:table-cell>
          <table:table-cell office:value-type="float" office:value="197.19" calcext:value-type="float">
            <text:p>197.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36" calcext:value-type="float">
            <text:p>2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.02564102564102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9:10:57 EDT</text:p>
          </table:table-cell>
          <table:table-cell office:value-type="float" office:value="80.042" calcext:value-type="float">
            <text:p>80.042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199" calcext:value-type="float">
            <text:p>0.19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37" calcext:value-type="float">
            <text:p>2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6858918489988 0.1987359259785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9:10:57 EDT</text:p>
          </table:table-cell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38" calcext:value-type="float">
            <text:p>2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35042735042735" calcext:value-type="float">
            <text:p>0.7350427350427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9:47:04 EDT</text:p>
          </table:table-cell>
          <table:table-cell office:value-type="float" office:value="2166.9" calcext:value-type="float">
            <text:p>2166.9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138" calcext:value-type="float">
            <text:p>0.13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39" calcext:value-type="float">
            <text:p>2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2685406006116 0.1377946397073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9:47:04 EDT</text:p>
          </table:table-cell>
          <table:table-cell office:value-type="float" office:value="0.299" calcext:value-type="float">
            <text:p>0.299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40" calcext:value-type="float">
            <text:p>2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2792022792023" calcext:value-type="float">
            <text:p>0.0227920227920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9:47:04 EDT</text:p>
          </table:table-cell>
          <table:table-cell office:value-type="float" office:value="0.04" calcext:value-type="float">
            <text:p>0.04</text:p>
          </table:table-cell>
          <table:table-cell office:value-type="float" office:value="-0.395" calcext:value-type="float">
            <text:p>-0.39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41" calcext:value-type="float">
            <text:p>2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39548000725366" calcext:value-type="float">
            <text:p>-0.395480007253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9:47:04 ED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42" calcext:value-type="float">
            <text:p>2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9:47:04 EDT</text:p>
          </table:table-cell>
          <table:table-cell office:value-type="float" office:value="0" calcext:value-type="float">
            <text:p>0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3" calcext:value-type="float">
            <text:p>-0.3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43" calcext:value-type="float">
            <text:p>2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0994469089531 -0.2999655454177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9:47:18 EDT</text:p>
          </table:table-cell>
          <table:table-cell office:value-type="float" office:value="14.552" calcext:value-type="float">
            <text:p>14.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4" calcext:value-type="float">
            <text:p>2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9:47:25 EDT</text:p>
          </table:table-cell>
          <table:table-cell office:value-type="float" office:value="6.275" calcext:value-type="float">
            <text:p>6.275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121" calcext:value-type="float">
            <text:p>-0.121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45" calcext:value-type="float">
            <text:p>2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68654847368102 -0.120940413750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9:47:25 EDT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46" calcext:value-type="float">
            <text:p>2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2849002849003" calcext:value-type="float">
            <text:p>0.0028490028490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9:50:38 EDT</text:p>
          </table:table-cell>
          <table:table-cell office:value-type="float" office:value="193.04" calcext:value-type="float">
            <text:p>193.04</text:p>
          </table:table-cell>
          <table:table-cell office:value-type="float" office:value="-0.796" calcext:value-type="float">
            <text:p>-0.796</text:p>
          </table:table-cell>
          <table:table-cell office:value-type="float" office:value="-0.035" calcext:value-type="float">
            <text:p>-0.03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47" calcext:value-type="float">
            <text:p>2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96271323360211 -0.03476782275776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9:50:38 EDT</text:p>
          </table:table-cell>
          <table:table-cell office:value-type="float" office:value="0.323" calcext:value-type="float">
            <text:p>0.323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48" calcext:value-type="float">
            <text:p>2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2792022792023" calcext:value-type="float">
            <text:p>0.0227920227920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9:50:39 EDT</text:p>
          </table:table-cell>
          <table:table-cell office:value-type="float" office:value="0.707" calcext:value-type="float">
            <text:p>0.707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49" calcext:value-type="float">
            <text:p>2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70026948301929" calcext:value-type="float">
            <text:p>-0.0700269483019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9:53:51 EDT</text:p>
          </table:table-cell>
          <table:table-cell office:value-type="float" office:value="191.904" calcext:value-type="float">
            <text:p>191.904</text:p>
          </table:table-cell>
          <table:table-cell office:value-type="float" office:value="0.715" calcext:value-type="float">
            <text:p>0.7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14570858283433" calcext:value-type="float">
            <text:p>0.7145708582834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9:54:49 EDT</text:p>
          </table:table-cell>
          <table:table-cell office:value-type="float" office:value="57.918" calcext:value-type="float">
            <text:p>57.918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34" calcext:value-type="float">
            <text:p>0.23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51" calcext:value-type="float">
            <text:p>2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1649291974816 0.2339267028945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9:57:20 EDT</text:p>
          </table:table-cell>
          <table:table-cell office:value-type="float" office:value="151.564" calcext:value-type="float">
            <text:p>151.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52" calcext:value-type="float">
            <text:p>2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9:58:26 EDT</text:p>
          </table:table-cell>
          <table:table-cell office:value-type="float" office:value="66.256" calcext:value-type="float">
            <text:p>66.256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221" calcext:value-type="float">
            <text:p>0.22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53" calcext:value-type="float">
            <text:p>2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1206039585171 0.2209999828985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9:58:27 EDT</text:p>
          </table:table-cell>
          <table:table-cell office:value-type="float" office:value="0.039" calcext:value-type="float">
            <text:p>0.039</text:p>
          </table:table-cell>
          <table:table-cell office:value-type="float" office:value="0.738" calcext:value-type="float">
            <text:p>0.73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54" calcext:value-type="float">
            <text:p>2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37891737891738" calcext:value-type="float">
            <text:p>0.7378917378917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20:31:03 EDT</text:p>
          </table:table-cell>
          <table:table-cell office:value-type="float" office:value="1956.868" calcext:value-type="float">
            <text:p>1956.868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138" calcext:value-type="float">
            <text:p>0.13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55" calcext:value-type="float">
            <text:p>2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3085214450212 0.1379905447061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20:31:04 EDT</text:p>
          </table:table-cell>
          <table:table-cell office:value-type="float" office:value="0.366" calcext:value-type="float">
            <text:p>0.366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56" calcext:value-type="float">
            <text:p>2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2792022792023" calcext:value-type="float">
            <text:p>0.0227920227920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20:31:04 EDT</text:p>
          </table:table-cell>
          <table:table-cell office:value-type="float" office:value="0.01" calcext:value-type="float">
            <text:p>0.01</text:p>
          </table:table-cell>
          <table:table-cell office:value-type="float" office:value="-0.423" calcext:value-type="float">
            <text:p>-0.42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57" calcext:value-type="float">
            <text:p>2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422671120740003" calcext:value-type="float">
            <text:p>-0.4226711207400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20:31:04 EDT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58" calcext:value-type="float">
            <text:p>2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6760405530294" calcext:value-type="float">
            <text:p>0.0067604055302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20:31:04 EDT</text:p>
          </table:table-cell>
          <table:table-cell office:value-type="float" office:value="0" calcext:value-type="float">
            <text:p>0</text:p>
          </table:table-cell>
          <table:table-cell office:value-type="float" office:value="-0.729" calcext:value-type="float">
            <text:p>-0.729</text:p>
          </table:table-cell>
          <table:table-cell office:value-type="float" office:value="-0.117" calcext:value-type="float">
            <text:p>-0.117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59" calcext:value-type="float">
            <text:p>2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28539355238802 -0.1168028862412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20:31:12 EDT</text:p>
          </table:table-cell>
          <table:table-cell office:value-type="float" office:value="8.052" calcext:value-type="float">
            <text:p>8.0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60" calcext:value-type="float">
            <text:p>2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20:31:15 EDT</text:p>
          </table:table-cell>
          <table:table-cell office:value-type="float" office:value="2.814" calcext:value-type="float">
            <text:p>2.814</text:p>
          </table:table-cell>
          <table:table-cell office:value-type="float" office:value="-0.738" calcext:value-type="float">
            <text:p>-0.738</text:p>
          </table:table-cell>
          <table:table-cell office:value-type="float" office:value="-0.15" calcext:value-type="float">
            <text:p>-0.1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61" calcext:value-type="float">
            <text:p>2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3845796694219 -0.1500525218085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20:31:1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62" calcext:value-type="float">
            <text:p>2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2849002849003" calcext:value-type="float">
            <text:p>0.0028490028490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20:32:44 EDT</text:p>
          </table:table-cell>
          <table:table-cell office:value-type="float" office:value="89.134" calcext:value-type="float">
            <text:p>89.134</text:p>
          </table:table-cell>
          <table:table-cell office:value-type="float" office:value="-0.8" calcext:value-type="float">
            <text:p>-0.8</text:p>
          </table:table-cell>
          <table:table-cell office:value-type="float" office:value="-0.07" calcext:value-type="float">
            <text:p>-0.07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63" calcext:value-type="float">
            <text:p>2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99688544690348 -0.0697186387439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20:32:44 EDT</text:p>
          </table:table-cell>
          <table:table-cell office:value-type="float" office:value="0.568" calcext:value-type="float">
            <text:p>0.568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64" calcext:value-type="float">
            <text:p>2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2792022792023" calcext:value-type="float">
            <text:p>0.0227920227920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20:32:50 EDT</text:p>
          </table:table-cell>
          <table:table-cell office:value-type="float" office:value="5.161" calcext:value-type="float">
            <text:p>5.161</text:p>
          </table:table-cell>
          <table:table-cell office:value-type="float" office:value="-0.067" calcext:value-type="float">
            <text:p>-0.06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65" calcext:value-type="float">
            <text:p>2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6840917822203" calcext:value-type="float">
            <text:p>-0.066840917822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20:32:50 EDT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66" calcext:value-type="float">
            <text:p>2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44719099921196" calcext:value-type="float">
            <text:p>0.3447190999211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20:32:5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072" calcext:value-type="float">
            <text:p>0.07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67" calcext:value-type="float">
            <text:p>2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5488691424717 0.0718068557803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20:59:15 EDT</text:p>
          </table:table-cell>
          <table:table-cell office:value-type="float" office:value="1585.097" calcext:value-type="float">
            <text:p>1585.0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68" calcext:value-type="float">
            <text:p>2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21:11:06 EDT</text:p>
          </table:table-cell>
          <table:table-cell office:value-type="float" office:value="711.393" calcext:value-type="float">
            <text:p>711.393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28" calcext:value-type="float">
            <text:p>0.2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69" calcext:value-type="float">
            <text:p>2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96549713549133 0.279885693608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21:11:0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5" calcext:value-type="float">
            <text:p>0.75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70" calcext:value-type="float">
            <text:p>2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4985754985755" calcext:value-type="float">
            <text:p>0.7549857549857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0:47:14 EDT</text:p>
          </table:table-cell>
          <table:table-cell office:value-type="float" office:value="12967.686" calcext:value-type="float">
            <text:p>12967.686</text:p>
          </table:table-cell>
          <table:table-cell office:value-type="float" office:value="-0.27" calcext:value-type="float">
            <text:p>-0.27</text:p>
          </table:table-cell>
          <table:table-cell office:value-type="float" office:value="0.151" calcext:value-type="float">
            <text:p>0.15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7046545704129 0.1513282313411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0:47:14 EDT</text:p>
          </table:table-cell>
          <table:table-cell office:value-type="float" office:value="0.442" calcext:value-type="float">
            <text:p>0.442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72" calcext:value-type="float">
            <text:p>2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2792022792023" calcext:value-type="float">
            <text:p>0.0227920227920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0:47:14 EDT</text:p>
          </table:table-cell>
          <table:table-cell office:value-type="float" office:value="0.006" calcext:value-type="float">
            <text:p>0.006</text:p>
          </table:table-cell>
          <table:table-cell office:value-type="float" office:value="-0.353" calcext:value-type="float">
            <text:p>-0.35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73" calcext:value-type="float">
            <text:p>2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353461899332013" calcext:value-type="float">
            <text:p>-0.3534618993320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0:47:14 EDT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74" calcext:value-type="float">
            <text:p>2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6157212384685" calcext:value-type="float">
            <text:p>0.0161572123846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0:47:1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641" calcext:value-type="float">
            <text:p>-0.641</text:p>
          </table:table-cell>
          <table:table-cell office:value-type="float" office:value="-0.065" calcext:value-type="float">
            <text:p>-0.06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75" calcext:value-type="float">
            <text:p>2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41475737099456 -0.06544806156457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0:47:20 EDT</text:p>
          </table:table-cell>
          <table:table-cell office:value-type="float" office:value="5.757" calcext:value-type="float">
            <text:p>5.7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76" calcext:value-type="float">
            <text:p>2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0:47:23 EDT</text:p>
          </table:table-cell>
          <table:table-cell office:value-type="float" office:value="2.865" calcext:value-type="float">
            <text:p>2.865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064" calcext:value-type="float">
            <text:p>-0.064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77" calcext:value-type="float">
            <text:p>2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11759974393274 -0.06422386541045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0:47:2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78" calcext:value-type="float">
            <text:p>2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6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0:48:43 EDT</text:p>
          </table:table-cell>
          <table:table-cell office:value-type="float" office:value="80.3" calcext:value-type="float">
            <text:p>80.3</text:p>
          </table:table-cell>
          <table:table-cell office:value-type="float" office:value="-0.731" calcext:value-type="float">
            <text:p>-0.731</text:p>
          </table:table-cell>
          <table:table-cell office:value-type="float" office:value="-0.021" calcext:value-type="float">
            <text:p>-0.021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79" calcext:value-type="float">
            <text:p>2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31131949490457 -0.02111225519258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0:48:44 EDT</text:p>
          </table:table-cell>
          <table:table-cell office:value-type="float" office:value="0.576" calcext:value-type="float">
            <text:p>0.576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80" calcext:value-type="float">
            <text:p>2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2792022792023" calcext:value-type="float">
            <text:p>0.0227920227920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0:48:45 EDT</text:p>
          </table:table-cell>
          <table:table-cell office:value-type="float" office:value="1.138" calcext:value-type="float">
            <text:p>1.138</text:p>
          </table:table-cell>
          <table:table-cell office:value-type="float" office:value="-0.061" calcext:value-type="float">
            <text:p>-0.06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81" calcext:value-type="float">
            <text:p>2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1007278867413" calcext:value-type="float">
            <text:p>-0.0610072788674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0:48:45 EDT</text:p>
          </table:table-cell>
          <table:table-cell office:value-type="float" office:value="0" calcext:value-type="float">
            <text:p>0</text:p>
          </table:table-cell>
          <table:table-cell office:value-type="float" office:value="0.381" calcext:value-type="float">
            <text:p>0.38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82" calcext:value-type="float">
            <text:p>2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81046073142597" calcext:value-type="float">
            <text:p>0.3810460731425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0:48:45 EDT</text:p>
          </table:table-cell>
          <table:table-cell office:value-type="float" office:value="0" calcext:value-type="float">
            <text:p>0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075" calcext:value-type="float">
            <text:p>0.07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83" calcext:value-type="float">
            <text:p>2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97509672346357 0.07549511461153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0:55:18 EDT</text:p>
          </table:table-cell>
          <table:table-cell office:value-type="float" office:value="392.615" calcext:value-type="float">
            <text:p>392.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84" calcext:value-type="float">
            <text:p>2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0:58:00 EDT</text:p>
          </table:table-cell>
          <table:table-cell office:value-type="float" office:value="162.939" calcext:value-type="float">
            <text:p>162.939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31" calcext:value-type="float">
            <text:p>0.3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85" calcext:value-type="float">
            <text:p>2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6639126527456 0.3102101277982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0:58:00 EDT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.77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86" calcext:value-type="float">
            <text:p>2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72079772079772" calcext:value-type="float">
            <text:p>0.772079772079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2:08:41 EDT</text:p>
          </table:table-cell>
          <table:table-cell office:value-type="float" office:value="4240.304" calcext:value-type="float">
            <text:p>4240.304</text:p>
          </table:table-cell>
          <table:table-cell office:value-type="float" office:value="-0.236" calcext:value-type="float">
            <text:p>-0.236</text:p>
          </table:table-cell>
          <table:table-cell office:value-type="float" office:value="0.139" calcext:value-type="float">
            <text:p>0.13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87" calcext:value-type="float">
            <text:p>2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36421796682684 0.1394664557786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2:08:41 EDT</text:p>
          </table:table-cell>
          <table:table-cell office:value-type="float" office:value="0.564" calcext:value-type="float">
            <text:p>0.564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88" calcext:value-type="float">
            <text:p>2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2792022792023" calcext:value-type="float">
            <text:p>0.0227920227920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2:08:42 EDT</text:p>
          </table:table-cell>
          <table:table-cell office:value-type="float" office:value="0" calcext:value-type="float">
            <text:p>0</text:p>
          </table:table-cell>
          <table:table-cell office:value-type="float" office:value="2.014" calcext:value-type="float">
            <text:p>2.01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89" calcext:value-type="float">
            <text:p>2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2.01351351351351" calcext:value-type="float">
            <text:p>2.013513513513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2:08:42 EDT</text:p>
          </table:table-cell>
          <table:table-cell office:value-type="float" office:value="0.021" calcext:value-type="float">
            <text:p>0.021</text:p>
          </table:table-cell>
          <table:table-cell office:value-type="float" office:value="0.247" calcext:value-type="float">
            <text:p>0.24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90" calcext:value-type="float">
            <text:p>2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6778636626353" calcext:value-type="float">
            <text:p>0.2467786366263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2:08:4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1.409" calcext:value-type="float">
            <text:p>-1.409</text:p>
          </table:table-cell>
          <table:table-cell office:value-type="float" office:value="5.436" calcext:value-type="float">
            <text:p>5.43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91" calcext:value-type="float">
            <text:p>2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40946663759834 5.436493664625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2:08:46 EDT</text:p>
          </table:table-cell>
          <table:table-cell office:value-type="float" office:value="3.733" calcext:value-type="float">
            <text:p>3.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92" calcext:value-type="float">
            <text:p>2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2:08:48 EDT</text:p>
          </table:table-cell>
          <table:table-cell office:value-type="float" office:value="1.947" calcext:value-type="float">
            <text:p>1.947</text:p>
          </table:table-cell>
          <table:table-cell office:value-type="float" office:value="-1.58" calcext:value-type="float">
            <text:p>-1.58</text:p>
          </table:table-cell>
          <table:table-cell office:value-type="float" office:value="5.187" calcext:value-type="float">
            <text:p>5.18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93" calcext:value-type="float">
            <text:p>2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57961294130115 5.187126561906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2:08:48 EDT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94" calcext:value-type="float">
            <text:p>2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27920227920228" calcext:value-type="float">
            <text:p>0.2279202279202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2:08:48 EDT</text:p>
          </table:table-cell>
          <table:table-cell office:value-type="float" office:value="0.644" calcext:value-type="float">
            <text:p>0.644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95" calcext:value-type="float">
            <text:p>2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2:08:48 EDT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96" calcext:value-type="float">
            <text:p>2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2:08:48 EDT</text:p>
          </table:table-cell>
          <table:table-cell office:value-type="float" office:value="0.058" calcext:value-type="float">
            <text:p>0.058</text:p>
          </table:table-cell>
          <table:table-cell office:value-type="float" office:value="0.327" calcext:value-type="float">
            <text:p>0.32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97" calcext:value-type="float">
            <text:p>2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27096524274997" calcext:value-type="float">
            <text:p>0.3270965242749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2:08:48 EDT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98" calcext:value-type="float">
            <text:p>2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00000627017297 3.000006270172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2:09:04 EDT</text:p>
          </table:table-cell>
          <table:table-cell office:value-type="float" office:value="16.008" calcext:value-type="float">
            <text:p>16.008</text:p>
          </table:table-cell>
          <table:table-cell office:value-type="float" office:value="-2.45" calcext:value-type="float">
            <text:p>-2.45</text:p>
          </table:table-cell>
          <table:table-cell office:value-type="float" office:value="3.107" calcext:value-type="float">
            <text:p>3.10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299" calcext:value-type="float">
            <text:p>2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44954310703716 3.107275933575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2:09:05 EDT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2:09:05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4" calcext:value-type="float">
            <text:p>0.17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01" calcext:value-type="float">
            <text:p>3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3996180496948" calcext:value-type="float">
            <text:p>0.1739961804969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2:09:05 EDT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02" calcext:value-type="float">
            <text:p>3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0329014508428" calcext:value-type="float">
            <text:p>0.0003290145084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2:09:0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9" calcext:value-type="float">
            <text:p>0.079</text:p>
          </table:table-cell>
          <table:table-cell office:value-type="float" office:value="0.269" calcext:value-type="float">
            <text:p>0.269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03" calcext:value-type="float">
            <text:p>3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790375624996414 0.2689547984942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2:09:08 EDT</text:p>
          </table:table-cell>
          <table:table-cell office:value-type="float" office:value="3.09" calcext:value-type="float">
            <text:p>3.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04" calcext:value-type="float">
            <text:p>3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2:09:09 EDT</text:p>
          </table:table-cell>
          <table:table-cell office:value-type="float" office:value="1.594" calcext:value-type="float">
            <text:p>1.594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455" calcext:value-type="float">
            <text:p>0.45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05" calcext:value-type="float">
            <text:p>3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31536504368982 0.4545601961766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2:09:09 EDT</text:p>
          </table:table-cell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.22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06" calcext:value-type="float">
            <text:p>3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22222222222222" calcext:value-type="float">
            <text:p>0.222222222222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2:14:55 EDT</text:p>
          </table:table-cell>
          <table:table-cell office:value-type="float" office:value="345.343" calcext:value-type="float">
            <text:p>345.343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3" calcext:value-type="float">
            <text:p>0.403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07" calcext:value-type="float">
            <text:p>3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146126117628288 0.4031100605522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2:14:55 EDT</text:p>
          </table:table-cell>
          <table:table-cell office:value-type="float" office:value="0.397" calcext:value-type="float">
            <text:p>0.397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08" calcext:value-type="float">
            <text:p>3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2:14:56 EDT</text:p>
          </table:table-cell>
          <table:table-cell office:value-type="float" office:value="0.439" calcext:value-type="float">
            <text:p>0.439</text:p>
          </table:table-cell>
          <table:table-cell office:value-type="float" office:value="-0.119" calcext:value-type="float">
            <text:p>-0.11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09" calcext:value-type="float">
            <text:p>3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18850823433194" calcext:value-type="float">
            <text:p>-0.1188508234331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2:14:56 EDT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3" calcext:value-type="float">
            <text:p>0.07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10" calcext:value-type="float">
            <text:p>3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2822508970783" calcext:value-type="float">
            <text:p>0.0728225089707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2:14:56 EDT</text:p>
          </table:table-cell>
          <table:table-cell office:value-type="float" office:value="0" calcext:value-type="float">
            <text:p>0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011" calcext:value-type="float">
            <text:p>0.01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11" calcext:value-type="float">
            <text:p>3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8700841045375 0.01099919417898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2:16:59 EDT</text:p>
          </table:table-cell>
          <table:table-cell office:value-type="float" office:value="122.987" calcext:value-type="float">
            <text:p>122.987</text:p>
          </table:table-cell>
          <table:table-cell office:value-type="float" office:value="0.191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12" calcext:value-type="float">
            <text:p>3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190883190883191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2:17:14 EDT</text:p>
          </table:table-cell>
          <table:table-cell office:value-type="float" office:value="14.8" calcext:value-type="float">
            <text:p>14.8</text:p>
          </table:table-cell>
          <table:table-cell office:value-type="float" office:value="-0.467" calcext:value-type="float">
            <text:p>-0.467</text:p>
          </table:table-cell>
          <table:table-cell office:value-type="float" office:value="-0.019" calcext:value-type="float">
            <text:p>-0.019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13" calcext:value-type="float">
            <text:p>3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66956353081109 -0.01878819074076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2:17:14 EDT</text:p>
          </table:table-cell>
          <table:table-cell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14" calcext:value-type="float">
            <text:p>3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24647887323944" calcext:value-type="float">
            <text:p>0.5246478873239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2:23:32 EDT</text:p>
          </table:table-cell>
          <table:table-cell office:value-type="float" office:value="378.761" calcext:value-type="float">
            <text:p>378.761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045" calcext:value-type="float">
            <text:p>0.04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15" calcext:value-type="float">
            <text:p>3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2311178404383 0.04460953153799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2:23:33 EDT</text:p>
          </table:table-cell>
          <table:table-cell office:value-type="float" office:value="0.324" calcext:value-type="float">
            <text:p>0.324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16" calcext:value-type="float">
            <text:p>3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2:23:3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74" calcext:value-type="float">
            <text:p>0.17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17" calcext:value-type="float">
            <text:p>3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3996180496948" calcext:value-type="float">
            <text:p>0.1739961804969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2:23:33 EDT</text:p>
          </table:table-cell>
          <table:table-cell office:value-type="float" office:value="0.05" calcext:value-type="float">
            <text:p>0.05</text:p>
          </table:table-cell>
          <table:table-cell office:value-type="float" office:value="0.235" calcext:value-type="float">
            <text:p>0.23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18" calcext:value-type="float">
            <text:p>3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5295388253142" calcext:value-type="float">
            <text:p>0.2352953882531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2:23:33 EDT</text:p>
          </table:table-cell>
          <table:table-cell office:value-type="float" office:value="0" calcext:value-type="float">
            <text:p>0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461" calcext:value-type="float">
            <text:p>0.46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3346371465379 0.4613387324592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2:23:36 EDT</text:p>
          </table:table-cell>
          <table:table-cell office:value-type="float" office:value="3.027" calcext:value-type="float">
            <text:p>3.0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20" calcext:value-type="float">
            <text:p>3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2:23:37 EDT</text:p>
          </table:table-cell>
          <table:table-cell office:value-type="float" office:value="1.627" calcext:value-type="float">
            <text:p>1.627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489" calcext:value-type="float">
            <text:p>0.48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21" calcext:value-type="float">
            <text:p>3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3709735581718 0.4890144785613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2:23:37 EDT</text:p>
          </table:table-cell>
          <table:table-cell office:value-type="float" office:value="0" calcext:value-type="float">
            <text:p>0</text:p>
          </table:table-cell>
          <table:table-cell office:value-type="float" office:value="0.242" calcext:value-type="float">
            <text:p>0.24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22" calcext:value-type="float">
            <text:p>3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2165242165242" calcext:value-type="float">
            <text:p>0.2421652421652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2:24:41 EDT</text:p>
          </table:table-cell>
          <table:table-cell office:value-type="float" office:value="63.588" calcext:value-type="float">
            <text:p>63.588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536" calcext:value-type="float">
            <text:p>0.53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23" calcext:value-type="float">
            <text:p>3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46275148566445 0.535714387439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Robust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2:24:41 EDT</text:p>
          </table:table-cell>
          <table:table-cell office:value-type="float" office:value="0.434" calcext:value-type="float">
            <text:p>0.434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24" calcext:value-type="float">
            <text:p>3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2:24:42 EDT</text:p>
          </table:table-cell>
          <table:table-cell office:value-type="float" office:value="0.407" calcext:value-type="float">
            <text:p>0.407</text:p>
          </table:table-cell>
          <table:table-cell office:value-type="float" office:value="-0.119" calcext:value-type="float">
            <text:p>-0.11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18850823433194" calcext:value-type="float">
            <text:p>-0.1188508234331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2:24:42 EDT</text:p>
          </table:table-cell>
          <table:table-cell office:value-type="float" office:value="0.103" calcext:value-type="float">
            <text:p>0.103</text:p>
          </table:table-cell>
          <table:table-cell office:value-type="float" office:value="0.032" calcext:value-type="float">
            <text:p>0.03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26" calcext:value-type="float">
            <text:p>3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1584619293671" calcext:value-type="float">
            <text:p>0.0315846192936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2:24:42 EDT</text:p>
          </table:table-cell>
          <table:table-cell office:value-type="float" office:value="0" calcext:value-type="float">
            <text:p>0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01" calcext:value-type="float">
            <text:p>-0.01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27" calcext:value-type="float">
            <text:p>3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7215288814472 -0.01048635805191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2:26:39 EDT</text:p>
          </table:table-cell>
          <table:table-cell office:value-type="float" office:value="116.767" calcext:value-type="float">
            <text:p>116.7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28" calcext:value-type="float">
            <text:p>3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2:26:54 EDT</text:p>
          </table:table-cell>
          <table:table-cell office:value-type="float" office:value="15.064" calcext:value-type="float">
            <text:p>15.064</text:p>
          </table:table-cell>
          <table:table-cell office:value-type="float" office:value="-0.402" calcext:value-type="float">
            <text:p>-0.402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29" calcext:value-type="float">
            <text:p>3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0194557004649 -0.00500504760950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2:26:5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5" calcext:value-type="float">
            <text:p>0.57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30" calcext:value-type="float">
            <text:p>3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75498575498576" calcext:value-type="float">
            <text:p>0.5754985754985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2:33:18 EDT</text:p>
          </table:table-cell>
          <table:table-cell office:value-type="float" office:value="383.885" calcext:value-type="float">
            <text:p>383.885</text:p>
          </table:table-cell>
          <table:table-cell office:value-type="float" office:value="-0.284" calcext:value-type="float">
            <text:p>-0.284</text:p>
          </table:table-cell>
          <table:table-cell office:value-type="float" office:value="0.057" calcext:value-type="float">
            <text:p>0.05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31" calcext:value-type="float">
            <text:p>3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3683789571521 0.05734993347329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Robust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2:33:18 EDT</text:p>
          </table:table-cell>
          <table:table-cell office:value-type="float" office:value="0.319" calcext:value-type="float">
            <text:p>0.319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32" calcext:value-type="float">
            <text:p>3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2:33:18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4" calcext:value-type="float">
            <text:p>0.17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33" calcext:value-type="float">
            <text:p>3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3996180496948" calcext:value-type="float">
            <text:p>0.1739961804969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2:33:18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242" calcext:value-type="float">
            <text:p>0.24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34" calcext:value-type="float">
            <text:p>3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1941309429907" calcext:value-type="float">
            <text:p>0.2419413094299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2:33:18 EDT</text:p>
          </table:table-cell>
          <table:table-cell office:value-type="float" office:value="0" calcext:value-type="float">
            <text:p>0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465" calcext:value-type="float">
            <text:p>0.46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744231352806 0.4654346745219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2:33:21 EDT</text:p>
          </table:table-cell>
          <table:table-cell office:value-type="float" office:value="3.523" calcext:value-type="float">
            <text:p>3.5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2:33:23 EDT</text:p>
          </table:table-cell>
          <table:table-cell office:value-type="float" office:value="1.89" calcext:value-type="float">
            <text:p>1.89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47" calcext:value-type="float">
            <text:p>0.4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37" calcext:value-type="float">
            <text:p>3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41812575820656 0.470022518243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2:33:23 EDT</text:p>
          </table:table-cell>
          <table:table-cell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38" calcext:value-type="float">
            <text:p>3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0712250712251" calcext:value-type="float">
            <text:p>0.2507122507122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2:34:36 EDT</text:p>
          </table:table-cell>
          <table:table-cell office:value-type="float" office:value="72.466" calcext:value-type="float">
            <text:p>72.466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529" calcext:value-type="float">
            <text:p>0.52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39" calcext:value-type="float">
            <text:p>3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0840475905618 0.5294056986785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Quasi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2:34:36 EDT</text:p>
          </table:table-cell>
          <table:table-cell office:value-type="float" office:value="0.442" calcext:value-type="float">
            <text:p>0.442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40" calcext:value-type="float">
            <text:p>3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2:34:37 EDT</text:p>
          </table:table-cell>
          <table:table-cell office:value-type="float" office:value="0.516" calcext:value-type="float">
            <text:p>0.516</text:p>
          </table:table-cell>
          <table:table-cell office:value-type="float" office:value="-0.119" calcext:value-type="float">
            <text:p>-0.11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18850823433194" calcext:value-type="float">
            <text:p>-0.1188508234331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2:34:37 EDT</text:p>
          </table:table-cell>
          <table:table-cell table:number-columns-repeated="2" office:value-type="float" office:value="0.086" calcext:value-type="float">
            <text:p>0.08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86437199343728" calcext:value-type="float">
            <text:p>0.0864371993437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2:34:3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017" calcext:value-type="float">
            <text:p>0.01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43" calcext:value-type="float">
            <text:p>3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5471756455518 0.01701591768879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2:36:44 EDT</text:p>
          </table:table-cell>
          <table:table-cell office:value-type="float" office:value="127.23" calcext:value-type="float">
            <text:p>127.23</text:p>
          </table:table-cell>
          <table:table-cell office:value-type="float" office:value="0.197" calcext:value-type="float">
            <text:p>0.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44" calcext:value-type="float">
            <text:p>3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196581196581197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2:36:59 EDT</text:p>
          </table:table-cell>
          <table:table-cell office:value-type="float" office:value="15.222" calcext:value-type="float">
            <text:p>15.222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055" calcext:value-type="float">
            <text:p>-0.05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34328734986993 -0.0545684655344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2:36:5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525" calcext:value-type="float">
            <text:p>0.52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46" calcext:value-type="float">
            <text:p>3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24822695035461" calcext:value-type="float">
            <text:p>0.5248226950354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2:44:30 EDT</text:p>
          </table:table-cell>
          <table:table-cell office:value-type="float" office:value="450.274" calcext:value-type="float">
            <text:p>450.274</text:p>
          </table:table-cell>
          <table:table-cell office:value-type="float" office:value="-0.283" calcext:value-type="float">
            <text:p>-0.283</text:p>
          </table:table-cell>
          <table:table-cell office:value-type="float" office:value="0.059" calcext:value-type="float">
            <text:p>0.05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2758833498219 0.0593100570722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Quasi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2:44:30 EDT</text:p>
          </table:table-cell>
          <table:table-cell office:value-type="float" office:value="0.532" calcext:value-type="float">
            <text:p>0.532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2:44:30 EDT</text:p>
          </table:table-cell>
          <table:table-cell office:value-type="float" office:value="0.053" calcext:value-type="float">
            <text:p>0.053</text:p>
          </table:table-cell>
          <table:table-cell office:value-type="float" office:value="0.174" calcext:value-type="float">
            <text:p>0.17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4010260967535" calcext:value-type="float">
            <text:p>0.1740102609675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2:44:30 ED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032889176044" calcext:value-type="float">
            <text:p>0.000328891760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2:44:3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9" calcext:value-type="float">
            <text:p>0.079</text:p>
          </table:table-cell>
          <table:table-cell office:value-type="float" office:value="0.269" calcext:value-type="float">
            <text:p>0.269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790465296398641 0.268973992295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2:44:52 EDT</text:p>
          </table:table-cell>
          <table:table-cell office:value-type="float" office:value="21.517" calcext:value-type="float">
            <text:p>21.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2:44:59 EDT</text:p>
          </table:table-cell>
          <table:table-cell office:value-type="float" office:value="6.953" calcext:value-type="float">
            <text:p>6.953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487" calcext:value-type="float">
            <text:p>0.48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918799458572216 0.4866249167085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2:44:5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7" calcext:value-type="float">
            <text:p>0.21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16524216524217" calcext:value-type="float">
            <text:p>0.2165242165242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2:49:34 EDT</text:p>
          </table:table-cell>
          <table:table-cell office:value-type="float" office:value="275.714" calcext:value-type="float">
            <text:p>275.714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558" calcext:value-type="float">
            <text:p>0.55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4736050920312 0.5575476248366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2:49:35 EDT</text:p>
          </table:table-cell>
          <table:table-cell office:value-type="float" office:value="0.519" calcext:value-type="float">
            <text:p>0.519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2:49:36 EDT</text:p>
          </table:table-cell>
          <table:table-cell office:value-type="float" office:value="0.845" calcext:value-type="float">
            <text:p>0.845</text:p>
          </table:table-cell>
          <table:table-cell office:value-type="float" office:value="-0.119" calcext:value-type="float">
            <text:p>-0.11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57" calcext:value-type="float">
            <text:p>3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18809762484614" calcext:value-type="float">
            <text:p>-0.1188097624846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2:49:36 EDT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58" calcext:value-type="float">
            <text:p>3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291989094159" calcext:value-type="float">
            <text:p>0.07291989094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2:49:36 EDT</text:p>
          </table:table-cell>
          <table:table-cell office:value-type="float" office:value="0" calcext:value-type="float">
            <text:p>0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011" calcext:value-type="float">
            <text:p>0.01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59" calcext:value-type="float">
            <text:p>3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8659051884039 0.0110395269148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2:52:09 EDT</text:p>
          </table:table-cell>
          <table:table-cell office:value-type="float" office:value="152.879" calcext:value-type="float">
            <text:p>152.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2:53:14 EDT</text:p>
          </table:table-cell>
          <table:table-cell office:value-type="float" office:value="65.083" calcext:value-type="float">
            <text:p>65.083</text:p>
          </table:table-cell>
          <table:table-cell office:value-type="float" office:value="-0.442" calcext:value-type="float">
            <text:p>-0.442</text:p>
          </table:table-cell>
          <table:table-cell office:value-type="float" office:value="-0.036" calcext:value-type="float">
            <text:p>-0.036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61" calcext:value-type="float">
            <text:p>3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41599928650678 -0.03624480212126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2:53:1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3" calcext:value-type="float">
            <text:p>0.53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62" calcext:value-type="float">
            <text:p>3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32763532763533" calcext:value-type="float">
            <text:p>0.5327635327635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3:22:33 EDT</text:p>
          </table:table-cell>
          <table:table-cell office:value-type="float" office:value="1758.877" calcext:value-type="float">
            <text:p>1758.877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058" calcext:value-type="float">
            <text:p>0.05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2269200752688 0.05827129563913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3:22:33 EDT</text:p>
          </table:table-cell>
          <table:table-cell office:value-type="float" office:value="0.355" calcext:value-type="float">
            <text:p>0.355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64" calcext:value-type="float">
            <text:p>3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3:22:33 EDT</text:p>
          </table:table-cell>
          <table:table-cell office:value-type="float" office:value="0.037" calcext:value-type="float">
            <text:p>0.037</text:p>
          </table:table-cell>
          <table:table-cell office:value-type="float" office:value="0.178" calcext:value-type="float">
            <text:p>0.17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65" calcext:value-type="float">
            <text:p>3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7894678945584" calcext:value-type="float">
            <text:p>0.1778946789455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3:22:33 EDT</text:p>
          </table:table-cell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66" calcext:value-type="float">
            <text:p>3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2687090968665" calcext:value-type="float">
            <text:p>0.226870909686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3:22:33 EDT</text:p>
          </table:table-cell>
          <table:table-cell office:value-type="float" office:value="0" calcext:value-type="float">
            <text:p>0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466" calcext:value-type="float">
            <text:p>0.46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67" calcext:value-type="float">
            <text:p>3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0627544943721 0.4664169028348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3:22:51 EDT</text:p>
          </table:table-cell>
          <table:table-cell office:value-type="float" office:value="17.856" calcext:value-type="float">
            <text:p>17.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68" calcext:value-type="float">
            <text:p>3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.00569800569800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3:22:59 EDT</text:p>
          </table:table-cell>
          <table:table-cell office:value-type="float" office:value="7.709" calcext:value-type="float">
            <text:p>7.709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451" calcext:value-type="float">
            <text:p>0.45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69" calcext:value-type="float">
            <text:p>3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67225474859972 0.4514515760298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3:22:5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8" calcext:value-type="float">
            <text:p>0.22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70" calcext:value-type="float">
            <text:p>3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27920227920228" calcext:value-type="float">
            <text:p>0.2279202279202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3:27:25 EDT</text:p>
          </table:table-cell>
          <table:table-cell office:value-type="float" office:value="266.548" calcext:value-type="float">
            <text:p>266.548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545" calcext:value-type="float">
            <text:p>0.54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71" calcext:value-type="float">
            <text:p>3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5041610432826 0.5448812706467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ZeroInflated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3:27:26 EDT</text:p>
          </table:table-cell>
          <table:table-cell office:value-type="float" office:value="0.421" calcext:value-type="float">
            <text:p>0.421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72" calcext:value-type="float">
            <text:p>3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3:27:27 EDT</text:p>
          </table:table-cell>
          <table:table-cell office:value-type="float" office:value="0.928" calcext:value-type="float">
            <text:p>0.928</text:p>
          </table:table-cell>
          <table:table-cell office:value-type="float" office:value="-0.119" calcext:value-type="float">
            <text:p>-0.11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73" calcext:value-type="float">
            <text:p>3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1882029709933" calcext:value-type="float">
            <text:p>-0.118820297099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3:27:2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3" calcext:value-type="float">
            <text:p>0.07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74" calcext:value-type="float">
            <text:p>3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289542080964" calcext:value-type="float">
            <text:p>0.072895420809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3:27:27 EDT</text:p>
          </table:table-cell>
          <table:table-cell office:value-type="float" office:value="0" calcext:value-type="float">
            <text:p>0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011" calcext:value-type="float">
            <text:p>0.01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75" calcext:value-type="float">
            <text:p>3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8670011021097 0.01102941682243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3:30:57 EDT</text:p>
          </table:table-cell>
          <table:table-cell office:value-type="float" office:value="210.673" calcext:value-type="float">
            <text:p>210.6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76" calcext:value-type="float">
            <text:p>3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.04558404558404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3:32:23 EDT</text:p>
          </table:table-cell>
          <table:table-cell office:value-type="float" office:value="86.244" calcext:value-type="float">
            <text:p>86.244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04" calcext:value-type="float">
            <text:p>0.00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77" calcext:value-type="float">
            <text:p>3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67675649745811 0.00370136916240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3:32:23 EDT</text:p>
          </table:table-cell>
          <table:table-cell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78" calcext:value-type="float">
            <text:p>3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86894586894587" calcext:value-type="float">
            <text:p>0.5868945868945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4:05:17 EDT</text:p>
          </table:table-cell>
          <table:table-cell office:value-type="float" office:value="1973.677" calcext:value-type="float">
            <text:p>1973.677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058" calcext:value-type="float">
            <text:p>0.05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79" calcext:value-type="float">
            <text:p>3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2280269772974 0.05826133996378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ZeroInflated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4:05:17 EDT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80" calcext:value-type="float">
            <text:p>3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4:05:17 EDT</text:p>
          </table:table-cell>
          <table:table-cell office:value-type="float" office:value="0.027" calcext:value-type="float">
            <text:p>0.027</text:p>
          </table:table-cell>
          <table:table-cell office:value-type="float" office:value="0.174" calcext:value-type="float">
            <text:p>0.17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81" calcext:value-type="float">
            <text:p>3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4010239424429" calcext:value-type="float">
            <text:p>0.1740102394244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4:05:1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82" calcext:value-type="float">
            <text:p>3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0328892373223" calcext:value-type="float">
            <text:p>0.0003288923732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4:05:17 EDT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269" calcext:value-type="float">
            <text:p>0.269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83" calcext:value-type="float">
            <text:p>3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790465070162478 0.2689739718326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4:05:30 EDT</text:p>
          </table:table-cell>
          <table:table-cell office:value-type="float" office:value="12.445" calcext:value-type="float">
            <text:p>12.4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84" calcext:value-type="float">
            <text:p>3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4:05:36 EDT</text:p>
          </table:table-cell>
          <table:table-cell office:value-type="float" office:value="5.702" calcext:value-type="float">
            <text:p>5.702</text:p>
          </table:table-cell>
          <table:table-cell office:value-type="float" office:value="-0.13" calcext:value-type="float">
            <text:p>-0.13</text:p>
          </table:table-cell>
          <table:table-cell office:value-type="float" office:value="0.466" calcext:value-type="float">
            <text:p>0.46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85" calcext:value-type="float">
            <text:p>3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29634979904479 0.466059321315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4:05:36 EDT</text:p>
          </table:table-cell>
          <table:table-cell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86" calcext:value-type="float">
            <text:p>3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6410256410256" calcext:value-type="float">
            <text:p>0.2564102564102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4:09:08 EDT</text:p>
          </table:table-cell>
          <table:table-cell office:value-type="float" office:value="212.182" calcext:value-type="float">
            <text:p>212.182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558" calcext:value-type="float">
            <text:p>0.55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87" calcext:value-type="float">
            <text:p>3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473607620394 0.5575476076575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4:09:08 EDT</text:p>
          </table:table-cell>
          <table:table-cell office:value-type="float" office:value="0.333" calcext:value-type="float">
            <text:p>0.333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4:09:09 EDT</text:p>
          </table:table-cell>
          <table:table-cell office:value-type="float" office:value="0.653" calcext:value-type="float">
            <text:p>0.653</text:p>
          </table:table-cell>
          <table:table-cell office:value-type="float" office:value="-0.134" calcext:value-type="float">
            <text:p>-0.13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89" calcext:value-type="float">
            <text:p>3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3422397079194" calcext:value-type="float">
            <text:p>-0.134223970791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4:11:49 EDT</text:p>
          </table:table-cell>
          <table:table-cell office:value-type="float" office:value="160.58" calcext:value-type="float">
            <text:p>160.58</text:p>
          </table:table-cell>
          <table:table-cell office:value-type="float" office:value="0.469" calcext:value-type="float">
            <text:p>0.46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90" calcext:value-type="float">
            <text:p>3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69061876247505" calcext:value-type="float">
            <text:p>0.4690618762475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4:12:40 EDT</text:p>
          </table:table-cell>
          <table:table-cell office:value-type="float" office:value="50.631" calcext:value-type="float">
            <text:p>50.631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108" calcext:value-type="float">
            <text:p>-0.108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91" calcext:value-type="float">
            <text:p>3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76690843680661 -0.1083305154944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4:14:33 EDT</text:p>
          </table:table-cell>
          <table:table-cell office:value-type="float" office:value="112.871" calcext:value-type="float">
            <text:p>112.8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92" calcext:value-type="float">
            <text:p>3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4:15:24 EDT</text:p>
          </table:table-cell>
          <table:table-cell office:value-type="float" office:value="51.026" calcext:value-type="float">
            <text:p>51.026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067" calcext:value-type="float">
            <text:p>-0.067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93" calcext:value-type="float">
            <text:p>3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06573582455021 -0.06670231357406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4:15:2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501" calcext:value-type="float">
            <text:p>0.5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94" calcext:value-type="float">
            <text:p>3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01424501424501" calcext:value-type="float">
            <text:p>0.5014245014245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4:41:54 EDT</text:p>
          </table:table-cell>
          <table:table-cell office:value-type="float" office:value="1589.863" calcext:value-type="float">
            <text:p>1589.863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041" calcext:value-type="float">
            <text:p>0.04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95" calcext:value-type="float">
            <text:p>3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556947539172 0.04143441134551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Poisso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4:41:54 EDT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96" calcext:value-type="float">
            <text:p>3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4:41:54 EDT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5" calcext:value-type="float">
            <text:p>0.18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97" calcext:value-type="float">
            <text:p>3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84616303815642" calcext:value-type="float">
            <text:p>0.1846163038156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4:41:54 EDT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98" calcext:value-type="float">
            <text:p>3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2000385450516" calcext:value-type="float">
            <text:p>0.220003854505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4:41:54 EDT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0.48" calcext:value-type="float">
            <text:p>0.4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399" calcext:value-type="float">
            <text:p>3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0398807731052 0.4796314153623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4:41:59 EDT</text:p>
          </table:table-cell>
          <table:table-cell office:value-type="float" office:value="4.512" calcext:value-type="float">
            <text:p>4.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00" calcext:value-type="float">
            <text:p>4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4:42:01 EDT</text:p>
          </table:table-cell>
          <table:table-cell office:value-type="float" office:value="2.01" calcext:value-type="float">
            <text:p>2.01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504" calcext:value-type="float">
            <text:p>0.50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01" calcext:value-type="float">
            <text:p>4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50520697697153 0.504213373218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4:42:01 EDT</text:p>
          </table:table-cell>
          <table:table-cell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02" calcext:value-type="float">
            <text:p>4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02279202279202" calcext:value-type="float">
            <text:p>0.202279202279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4:43:23 EDT</text:p>
          </table:table-cell>
          <table:table-cell office:value-type="float" office:value="82.105" calcext:value-type="float">
            <text:p>82.105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56" calcext:value-type="float">
            <text:p>0.5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03" calcext:value-type="float">
            <text:p>4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5812364814743 0.559861540828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Hurdle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4:43:23 EDT</text:p>
          </table:table-cell>
          <table:table-cell office:value-type="float" office:value="0.383" calcext:value-type="float">
            <text:p>0.383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04" calcext:value-type="float">
            <text:p>4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4:53:46 EDT</text:p>
          </table:table-cell>
          <table:table-cell office:value-type="float" office:value="611.612" calcext:value-type="float">
            <text:p>611.6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08" calcext:value-type="float">
            <text:p>4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4:54:02 EDT</text:p>
          </table:table-cell>
          <table:table-cell office:value-type="float" office:value="15.999" calcext:value-type="float">
            <text:p>15.999</text:p>
          </table:table-cell>
          <table:table-cell office:value-type="float" office:value="6.267" calcext:value-type="float">
            <text:p>6.267</text:p>
          </table:table-cell>
          <table:table-cell office:value-type="float" office:value="9.733" calcext:value-type="float">
            <text:p>9.733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411" calcext:value-type="float">
            <text:p>4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.26686257083867 9.73313742916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4:54:02 EDT</text:p>
          </table:table-cell>
          <table:table-cell office:value-type="float" office:value="0.475" calcext:value-type="float">
            <text:p>0.475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12" calcext:value-type="float">
            <text:p>4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4:54:02 EDT</text:p>
          </table:table-cell>
          <table:table-cell office:value-type="float" office:value="0.006" calcext:value-type="float">
            <text:p>0.006</text:p>
          </table:table-cell>
          <table:table-cell office:value-type="float" office:value="0.174" calcext:value-type="float">
            <text:p>0.17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13" calcext:value-type="float">
            <text:p>4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3996136334143" calcext:value-type="float">
            <text:p>0.173996136334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4:54:0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1" calcext:value-type="float">
            <text:p>0.23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14" calcext:value-type="float">
            <text:p>4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1348066045476" calcext:value-type="float">
            <text:p>0.2313480660454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4:54:0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459" calcext:value-type="float">
            <text:p>0.45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15" calcext:value-type="float">
            <text:p>4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092993204988 0.4589222047181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4:54:08 EDT</text:p>
          </table:table-cell>
          <table:table-cell office:value-type="float" office:value="5.507" calcext:value-type="float">
            <text:p>5.5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16" calcext:value-type="float">
            <text:p>4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4:54:11 EDT</text:p>
          </table:table-cell>
          <table:table-cell office:value-type="float" office:value="2.583" calcext:value-type="float">
            <text:p>2.583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483" calcext:value-type="float">
            <text:p>0.48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17" calcext:value-type="float">
            <text:p>4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85135267469905 0.483486917092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4:54:11 EDT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18" calcext:value-type="float">
            <text:p>4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0769230769231" calcext:value-type="float">
            <text:p>0.2307692307692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4:55:21 EDT</text:p>
          </table:table-cell>
          <table:table-cell office:value-type="float" office:value="70.184" calcext:value-type="float">
            <text:p>70.184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529" calcext:value-type="float">
            <text:p>0.52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19" calcext:value-type="float">
            <text:p>4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1054207544436 0.528936167006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Univ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4:55:21 EDT</text:p>
          </table:table-cell>
          <table:table-cell office:value-type="float" office:value="0.446" calcext:value-type="float">
            <text:p>0.446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20" calcext:value-type="float">
            <text:p>4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5014245014245" calcext:value-type="float">
            <text:p>0.2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0:42:08 EDT</text:p>
          </table:table-cell>
          <table:table-cell office:value-type="float" office:value="3.207" calcext:value-type="float">
            <text:p>3.207</text:p>
          </table:table-cell>
          <table:table-cell office:value-type="float" office:value="0.086" calcext:value-type="float">
            <text:p>0.08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21" calcext:value-type="float">
            <text:p>4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86180660458086" calcext:value-type="float">
            <text:p>0.0861806604580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0:42:08 EDT</text:p>
          </table:table-cell>
          <table:table-cell office:value-type="float" office:value="0.03" calcext:value-type="float">
            <text:p>0.0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22" calcext:value-type="float">
            <text:p>4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28756290264944" calcext:value-type="float">
            <text:p>0.2287562902649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0:42:08 EDT</text:p>
          </table:table-cell>
          <table:table-cell office:value-type="float" office:value="0" calcext:value-type="float">
            <text:p>0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227" calcext:value-type="float">
            <text:p>0.22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23" calcext:value-type="float">
            <text:p>4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4161123667896 0.2265224445840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1:12:57 EDT</text:p>
          </table:table-cell>
          <table:table-cell office:value-type="float" office:value="1848.757" calcext:value-type="float">
            <text:p>1848.757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486" calcext:value-type="float">
            <text:p>0.48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24" calcext:value-type="float">
            <text:p>4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73701217910011 0.4864721409628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Hurdle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1:24:46 EDT</text:p>
          </table:table-cell>
          <table:table-cell office:value-type="float" office:value="709.299" calcext:value-type="float">
            <text:p>709.299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25" calcext:value-type="float">
            <text:p>4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50239643234255" calcext:value-type="float">
            <text:p>0.6502396432342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1:24:47 EDT</text:p>
          </table:table-cell>
          <table:table-cell office:value-type="float" office:value="0.203" calcext:value-type="float">
            <text:p>0.203</text:p>
          </table:table-cell>
          <table:table-cell office:value-type="float" office:value="0.065" calcext:value-type="float">
            <text:p>0.06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26" calcext:value-type="float">
            <text:p>4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65492413313644" calcext:value-type="float">
            <text:p>0.0654924133136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1:24:47 EDT</text:p>
          </table:table-cell>
          <table:table-cell office:value-type="float" office:value="0.025" calcext:value-type="float">
            <text:p>0.025</text:p>
          </table:table-cell>
          <table:table-cell office:value-type="float" office:value="0.356" calcext:value-type="float">
            <text:p>0.35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27" calcext:value-type="float">
            <text:p>4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6290889092747" calcext:value-type="float">
            <text:p>0.3562908890927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1:24:47 EDT</text:p>
          </table:table-cell>
          <table:table-cell office:value-type="float" office:value="0" calcext:value-type="float">
            <text:p>0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205" calcext:value-type="float">
            <text:p>0.20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28" calcext:value-type="float">
            <text:p>4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36608935635 0.2046457201907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1:26:00 EDT</text:p>
          </table:table-cell>
          <table:table-cell office:value-type="float" office:value="72.951" calcext:value-type="float">
            <text:p>72.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9" calcext:value-type="float">
            <text:p>4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1:26:25 EDT</text:p>
          </table:table-cell>
          <table:table-cell office:value-type="float" office:value="25.159" calcext:value-type="float">
            <text:p>25.159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504" calcext:value-type="float">
            <text:p>0.50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30" calcext:value-type="float">
            <text:p>4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75207504711336 0.5041690086382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1:26:50 EDT</text:p>
          </table:table-cell>
          <table:table-cell office:value-type="float" office:value="24.979" calcext:value-type="float">
            <text:p>24.979</text:p>
          </table:table-cell>
          <table:table-cell office:value-type="float" office:value="0.536" calcext:value-type="float">
            <text:p>0.53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31" calcext:value-type="float">
            <text:p>4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36356311862974" calcext:value-type="float">
            <text:p>0.5363563118629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1:26:53 EDT</text:p>
          </table:table-cell>
          <table:table-cell office:value-type="float" office:value="2.931" calcext:value-type="float">
            <text:p>2.931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182" calcext:value-type="float">
            <text:p>0.18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32" calcext:value-type="float">
            <text:p>4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12887231381437 0.1822735497654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CountMultiNegBin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04:31 EDT</text:p>
          </table:table-cell>
          <table:table-cell office:value-type="float" office:value="0.519" calcext:value-type="float">
            <text:p>0.519</text:p>
          </table:table-cell>
          <table:table-cell office:value-type="float" office:value="0.667" calcext:value-type="float">
            <text:p>0.66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33" calcext:value-type="float">
            <text:p>4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04:41 EDT</text:p>
          </table:table-cell>
          <table:table-cell office:value-type="float" office:value="0" calcext:value-type="float">
            <text:p>0</text:p>
          </table:table-cell>
          <table:table-cell office:value-type="float" office:value="1.682" calcext:value-type="float">
            <text:p>1.68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34" calcext:value-type="float">
            <text:p>4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.68205128205128" calcext:value-type="float">
            <text:p>1.68205128205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04:41 EDT</text:p>
          </table:table-cell>
          <table:table-cell office:value-type="float" office:value="0.017" calcext:value-type="float">
            <text:p>0.017</text:p>
          </table:table-cell>
          <table:table-cell office:value-type="float" office:value="0.37" calcext:value-type="float">
            <text:p>0.3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35" calcext:value-type="float">
            <text:p>4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6973928314998" calcext:value-type="float">
            <text:p>0.369739283149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04:41 EDT</text:p>
          </table:table-cell>
          <table:table-cell office:value-type="float" office:value="0" calcext:value-type="float">
            <text:p>0</text:p>
          </table:table-cell>
          <table:table-cell office:value-type="float" office:value="-2.013" calcext:value-type="float">
            <text:p>-2.013</text:p>
          </table:table-cell>
          <table:table-cell office:value-type="float" office:value="5.377" calcext:value-type="float">
            <text:p>5.37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36" calcext:value-type="float">
            <text:p>4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0127653128381 5.376867876940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04:41 EDT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" calcext:value-type="float">
            <text:p>4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04:42 EDT</text:p>
          </table:table-cell>
          <table:table-cell office:value-type="float" office:value="1.54" calcext:value-type="float">
            <text:p>1.54</text:p>
          </table:table-cell>
          <table:table-cell office:value-type="float" office:value="-1.13" calcext:value-type="float">
            <text:p>-1.13</text:p>
          </table:table-cell>
          <table:table-cell office:value-type="float" office:value="4.541" calcext:value-type="float">
            <text:p>4.54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38" calcext:value-type="float">
            <text:p>4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12952386667105 4.541488622065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04:44 EDT</text:p>
          </table:table-cell>
          <table:table-cell office:value-type="float" office:value="1.268" calcext:value-type="float">
            <text:p>1.268</text:p>
          </table:table-cell>
          <table:table-cell office:value-type="float" office:value="0.226" calcext:value-type="float">
            <text:p>0.22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39" calcext:value-type="float">
            <text:p>4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25689523325514" calcext:value-type="float">
            <text:p>0.2256895233255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04:44 EDT</text:p>
          </table:table-cell>
          <table:table-cell office:value-type="float" office:value="0.369" calcext:value-type="float">
            <text:p>0.369</text:p>
          </table:table-cell>
          <table:table-cell office:value-type="float" office:value="0.262" calcext:value-type="float">
            <text:p>0.26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40" calcext:value-type="float">
            <text:p>4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2108262108262" calcext:value-type="float">
            <text:p>0.262108262108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04:44 EDT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41" calcext:value-type="float">
            <text:p>4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04:44 EDT</text:p>
          </table:table-cell>
          <table:table-cell office:value-type="float" office:value="0.041" calcext:value-type="float">
            <text:p>0.041</text:p>
          </table:table-cell>
          <table:table-cell office:value-type="float" office:value="0.433" calcext:value-type="float">
            <text:p>0.43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42" calcext:value-type="float">
            <text:p>4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33029822219219" calcext:value-type="float">
            <text:p>0.4330298222192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04:44 EDT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3.5" calcext:value-type="float">
            <text:p>3.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43" calcext:value-type="float">
            <text:p>4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49989815381924 3.499898153819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04:56 EDT</text:p>
          </table:table-cell>
          <table:table-cell office:value-type="float" office:value="11.808" calcext:value-type="float">
            <text:p>11.808</text:p>
          </table:table-cell>
          <table:table-cell office:value-type="float" office:value="-1.847" calcext:value-type="float">
            <text:p>-1.847</text:p>
          </table:table-cell>
          <table:table-cell office:value-type="float" office:value="2.155" calcext:value-type="float">
            <text:p>2.15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44" calcext:value-type="float">
            <text:p>4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84719819984075 2.155499559495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04:56 EDT</text:p>
          </table:table-cell>
          <table:table-cell office:value-type="float" office:value="0.305" calcext:value-type="float">
            <text:p>0.305</text:p>
          </table:table-cell>
          <table:table-cell office:value-type="float" office:value="0.262" calcext:value-type="float">
            <text:p>0.26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45" calcext:value-type="float">
            <text:p>4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2108262108262" calcext:value-type="float">
            <text:p>0.262108262108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04:5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44" calcext:value-type="float">
            <text:p>0.94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46" calcext:value-type="float">
            <text:p>4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43573422551026" calcext:value-type="float">
            <text:p>0.9435734225510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04:5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2" calcext:value-type="float">
            <text:p>0.19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47" calcext:value-type="float">
            <text:p>4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91826163084594" calcext:value-type="float">
            <text:p>0.1918261630845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04:56 EDT</text:p>
          </table:table-cell>
          <table:table-cell office:value-type="float" office:value="0" calcext:value-type="float">
            <text:p>0</text:p>
          </table:table-cell>
          <table:table-cell office:value-type="float" office:value="-0.473" calcext:value-type="float">
            <text:p>-0.473</text:p>
          </table:table-cell>
          <table:table-cell office:value-type="float" office:value="2.361" calcext:value-type="float">
            <text:p>2.36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48" calcext:value-type="float">
            <text:p>4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73355622098714 2.360502467200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04:57 EDT</text:p>
          </table:table-cell>
          <table:table-cell office:value-type="float" office:value="0.254" calcext:value-type="float">
            <text:p>0.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9" calcext:value-type="float">
            <text:p>4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04:59 EDT</text:p>
          </table:table-cell>
          <table:table-cell office:value-type="float" office:value="2.374" calcext:value-type="float">
            <text:p>2.374</text:p>
          </table:table-cell>
          <table:table-cell office:value-type="float" office:value="-0.25" calcext:value-type="float">
            <text:p>-0.25</text:p>
          </table:table-cell>
          <table:table-cell office:value-type="float" office:value="2.31" calcext:value-type="float">
            <text:p>2.3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50" calcext:value-type="float">
            <text:p>4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50354037281006 2.309861873547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05:01 EDT</text:p>
          </table:table-cell>
          <table:table-cell office:value-type="float" office:value="2.065" calcext:value-type="float">
            <text:p>2.065</text:p>
          </table:table-cell>
          <table:table-cell office:value-type="float" office:value="0.193" calcext:value-type="float">
            <text:p>0.19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51" calcext:value-type="float">
            <text:p>4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92505669484713" calcext:value-type="float">
            <text:p>0.1925056694847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05:01 EDT</text:p>
          </table:table-cell>
          <table:table-cell office:value-type="float" office:value="0.391" calcext:value-type="float">
            <text:p>0.391</text:p>
          </table:table-cell>
          <table:table-cell office:value-type="float" office:value="0.262" calcext:value-type="float">
            <text:p>0.26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52" calcext:value-type="float">
            <text:p>4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2108262108262" calcext:value-type="float">
            <text:p>0.262108262108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05:02 EDT</text:p>
          </table:table-cell>
          <table:table-cell office:value-type="float" office:value="0.448" calcext:value-type="float">
            <text:p>0.448</text:p>
          </table:table-cell>
          <table:table-cell office:value-type="float" office:value="0.706" calcext:value-type="float">
            <text:p>0.70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53" calcext:value-type="float">
            <text:p>4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06422018348624" calcext:value-type="float">
            <text:p>0.7064220183486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05:02 EDT</text:p>
          </table:table-cell>
          <table:table-cell office:value-type="float" office:value="0.067" calcext:value-type="float">
            <text:p>0.067</text:p>
          </table:table-cell>
          <table:table-cell office:value-type="float" office:value="0.335" calcext:value-type="float">
            <text:p>0.33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54" calcext:value-type="float">
            <text:p>4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35195876363349" calcext:value-type="float">
            <text:p>0.3351958763633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05:0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73" calcext:value-type="float">
            <text:p>-0.73</text:p>
          </table:table-cell>
          <table:table-cell office:value-type="float" office:value="2.143" calcext:value-type="float">
            <text:p>2.14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55" calcext:value-type="float">
            <text:p>4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30291009058962 2.14313504575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05:03 EDT</text:p>
          </table:table-cell>
          <table:table-cell office:value-type="float" office:value="1.455" calcext:value-type="float">
            <text:p>1.455</text:p>
          </table:table-cell>
          <table:table-cell office:value-type="float" office:value="-0.499" calcext:value-type="float">
            <text:p>-0.499</text:p>
          </table:table-cell>
          <table:table-cell office:value-type="float" office:value="1.912" calcext:value-type="float">
            <text:p>1.91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56" calcext:value-type="float">
            <text:p>4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9305562698926 1.912149599396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05:04 EDT</text:p>
          </table:table-cell>
          <table:table-cell office:value-type="float" office:value="0.413" calcext:value-type="float">
            <text:p>0.413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57" calcext:value-type="float">
            <text:p>4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6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05:04 EDT</text:p>
          </table:table-cell>
          <table:table-cell office:value-type="float" office:value="0.249" calcext:value-type="float">
            <text:p>0.249</text:p>
          </table:table-cell>
          <table:table-cell office:value-type="float" office:value="0.706" calcext:value-type="float">
            <text:p>0.70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58" calcext:value-type="float">
            <text:p>4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06422018348624" calcext:value-type="float">
            <text:p>0.7064220183486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05:04 EDT</text:p>
          </table:table-cell>
          <table:table-cell office:value-type="float" office:value="0.04" calcext:value-type="float">
            <text:p>0.04</text:p>
          </table:table-cell>
          <table:table-cell office:value-type="float" office:value="0.335" calcext:value-type="float">
            <text:p>0.33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59" calcext:value-type="float">
            <text:p>4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35195876363349" calcext:value-type="float">
            <text:p>0.3351958763633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05:0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73" calcext:value-type="float">
            <text:p>-0.73</text:p>
          </table:table-cell>
          <table:table-cell office:value-type="float" office:value="2.143" calcext:value-type="float">
            <text:p>2.14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60" calcext:value-type="float">
            <text:p>4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30291009058962 2.14313504575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06:17 EDT</text:p>
          </table:table-cell>
          <table:table-cell office:value-type="float" office:value="73.199" calcext:value-type="float">
            <text:p>73.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1" calcext:value-type="float">
            <text:p>4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08:10 EDT</text:p>
          </table:table-cell>
          <table:table-cell office:value-type="float" office:value="112.989" calcext:value-type="float">
            <text:p>112.989</text:p>
          </table:table-cell>
          <table:table-cell office:value-type="float" office:value="-1.087" calcext:value-type="float">
            <text:p>-1.087</text:p>
          </table:table-cell>
          <table:table-cell office:value-type="float" office:value="1.601" calcext:value-type="float">
            <text:p>1.60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62" calcext:value-type="float">
            <text:p>4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08704636005233 1.601210294247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09:56 EDT</text:p>
          </table:table-cell>
          <table:table-cell office:value-type="float" office:value="106.06" calcext:value-type="float">
            <text:p>106.06</text:p>
          </table:table-cell>
          <table:table-cell office:value-type="float" office:value="0.249" calcext:value-type="float">
            <text:p>0.24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63" calcext:value-type="float">
            <text:p>4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9454988970523" calcext:value-type="float">
            <text:p>0.2494549889705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11:36 EDT</text:p>
          </table:table-cell>
          <table:table-cell office:value-type="float" office:value="99.469" calcext:value-type="float">
            <text:p>99.469</text:p>
          </table:table-cell>
          <table:table-cell office:value-type="float" office:value="-0.499" calcext:value-type="float">
            <text:p>-0.499</text:p>
          </table:table-cell>
          <table:table-cell office:value-type="float" office:value="1.912" calcext:value-type="float">
            <text:p>1.91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64" calcext:value-type="float">
            <text:p>4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9305562698926 1.912149599396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11:36 EDT</text:p>
          </table:table-cell>
          <table:table-cell office:value-type="float" office:value="0.362" calcext:value-type="float">
            <text:p>0.362</text:p>
          </table:table-cell>
          <table:table-cell office:value-type="float" office:value="0.262" calcext:value-type="float">
            <text:p>0.26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65" calcext:value-type="float">
            <text:p>4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2108262108262" calcext:value-type="float">
            <text:p>0.262108262108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11:36 EDT</text:p>
          </table:table-cell>
          <table:table-cell office:value-type="float" office:value="0.14" calcext:value-type="float">
            <text:p>0.14</text:p>
          </table:table-cell>
          <table:table-cell office:value-type="float" office:value="0.678" calcext:value-type="float">
            <text:p>0.67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66" calcext:value-type="float">
            <text:p>4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77996346554857" calcext:value-type="float">
            <text:p>0.6779963465548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11:36 EDT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67" calcext:value-type="float">
            <text:p>4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9125250884981" calcext:value-type="float">
            <text:p>0.0191252508849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11:3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1" calcext:value-type="float">
            <text:p>0.111</text:p>
          </table:table-cell>
          <table:table-cell office:value-type="float" office:value="1.245" calcext:value-type="float">
            <text:p>1.24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468" calcext:value-type="float">
            <text:p>4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110859040314496 1.245133652795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11:44 EDT</text:p>
          </table:table-cell>
          <table:table-cell office:value-type="float" office:value="7.758" calcext:value-type="float">
            <text:p>7.7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9" calcext:value-type="float">
            <text:p>4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.002849002849002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11:56 EDT</text:p>
          </table:table-cell>
          <table:table-cell office:value-type="float" office:value="11.419" calcext:value-type="float">
            <text:p>11.419</text:p>
          </table:table-cell>
          <table:table-cell office:value-type="float" office:value="-3.624" calcext:value-type="float">
            <text:p>-3.624</text:p>
          </table:table-cell>
          <table:table-cell office:value-type="float" office:value="25.734" calcext:value-type="float">
            <text:p>25.73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70" calcext:value-type="float">
            <text:p>4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3.62356018015131 25.73368393499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12:07 EDT</text:p>
          </table:table-cell>
          <table:table-cell office:value-type="float" office:value="11.421" calcext:value-type="float">
            <text:p>11.421</text:p>
          </table:table-cell>
          <table:table-cell office:value-type="float" office:value="0.315" calcext:value-type="float">
            <text:p>0.3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71" calcext:value-type="float">
            <text:p>4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5127533059749" calcext:value-type="float">
            <text:p>0.3151275330597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12:51 EDT</text:p>
          </table:table-cell>
          <table:table-cell office:value-type="float" office:value="44.404" calcext:value-type="float">
            <text:p>44.404</text:p>
          </table:table-cell>
          <table:table-cell office:value-type="float" office:value="0.202" calcext:value-type="float">
            <text:p>0.202</text:p>
          </table:table-cell>
          <table:table-cell office:value-type="float" office:value="1.154" calcext:value-type="float">
            <text:p>1.154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472" calcext:value-type="float">
            <text:p>4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02039715459996 1.153952977649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12:52 EDT</text:p>
          </table:table-cell>
          <table:table-cell office:value-type="float" office:value="0.373" calcext:value-type="float">
            <text:p>0.373</text:p>
          </table:table-cell>
          <table:table-cell office:value-type="float" office:value="0.262" calcext:value-type="float">
            <text:p>0.26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73" calcext:value-type="float">
            <text:p>4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2108262108262" calcext:value-type="float">
            <text:p>0.262108262108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UnivKKGEE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12:52 EDT</text:p>
          </table:table-cell>
          <table:table-cell office:value-type="float" office:value="0.022" calcext:value-type="float">
            <text:p>0.022</text:p>
          </table:table-cell>
          <table:table-cell office:value-type="float" office:value="0.096" calcext:value-type="float">
            <text:p>0.09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74" calcext:value-type="float">
            <text:p>4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96026697707784" calcext:value-type="float">
            <text:p>0.0960266977077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UnivKKGEE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12:52 EDT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7" calcext:value-type="float">
            <text:p>0.11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75" calcext:value-type="float">
            <text:p>4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17010496530741" calcext:value-type="float">
            <text:p>0.1170104965307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UnivKKGEE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12:52 EDT</text:p>
          </table:table-cell>
          <table:table-cell office:value-type="float" office:value="0" calcext:value-type="float">
            <text:p>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216" calcext:value-type="float">
            <text:p>0.21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76" calcext:value-type="float">
            <text:p>4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240468985105959 0.2161002939261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UnivKKGEE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12:52 EDT</text:p>
          </table:table-cell>
          <table:table-cell office:value-type="float" office:value="0.344" calcext:value-type="float">
            <text:p>0.344</text:p>
          </table:table-cell>
          <table:table-cell office:value-type="float" office:value="0.952" calcext:value-type="float">
            <text:p>0.95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77" calcext:value-type="float">
            <text:p>4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51566951566952" calcext:value-type="float">
            <text:p>0.9515669515669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MultiKKGEE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12:52 EDT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78" calcext:value-type="float">
            <text:p>4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6691686858758" calcext:value-type="float">
            <text:p>0.0066916868587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MultiKKGEE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12:53 EDT</text:p>
          </table:table-cell>
          <table:table-cell office:value-type="float" office:value="0.11" calcext:value-type="float">
            <text:p>0.11</text:p>
          </table:table-cell>
          <table:table-cell office:value-type="float" office:value="0.918" calcext:value-type="float">
            <text:p>0.91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79" calcext:value-type="float">
            <text:p>4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18203217922069" calcext:value-type="float">
            <text:p>0.9182032179220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MultiKKGEE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12:53 EDT</text:p>
          </table:table-cell>
          <table:table-cell office:value-type="float" office:value="0" calcext:value-type="float">
            <text:p>0</text:p>
          </table:table-cell>
          <table:table-cell office:value-type="float" office:value="-0.121" calcext:value-type="float">
            <text:p>-0.121</text:p>
          </table:table-cell>
          <table:table-cell office:value-type="float" office:value="0.134" calcext:value-type="float">
            <text:p>0.13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480" calcext:value-type="float">
            <text:p>4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21018247591061 0.1344016213085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MultiKKGEE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12:53 EDT</text:p>
          </table:table-cell>
          <table:table-cell office:value-type="float" office:value="0.455" calcext:value-type="float">
            <text:p>0.455</text:p>
          </table:table-cell>
          <table:table-cell office:value-type="float" office:value="0.957" calcext:value-type="float">
            <text:p>0.95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81" calcext:value-type="float">
            <text:p>4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57264957264957" calcext:value-type="float">
            <text:p>0.9572649572649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UnivKKCPoissonCombinedLikelihood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12:5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82" calcext:value-type="float">
            <text:p>4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2471364592111" calcext:value-type="float">
            <text:p>0.124713645921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UnivKKCPoissonCombinedLikelihood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12:53 EDT</text:p>
          </table:table-cell>
          <table:table-cell office:value-type="float" office:value="0.158" calcext:value-type="float">
            <text:p>0.158</text:p>
          </table:table-cell>
          <table:table-cell office:value-type="float" office:value="0.009" calcext:value-type="float">
            <text:p>0.00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83" calcext:value-type="float">
            <text:p>4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9343778529116" calcext:value-type="float">
            <text:p>0.0093437785291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UnivKKCPoissonCombinedLikelihood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12:53 EDT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219" calcext:value-type="float">
            <text:p>0.219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484" calcext:value-type="float">
            <text:p>4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306720041443939 0.2187552876978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UnivKKCPoissonCombinedLikelihood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12:53 EDT</text:p>
          </table:table-cell>
          <table:table-cell office:value-type="float" office:value="0.168" calcext:value-type="float">
            <text:p>0.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85" calcext:value-type="float">
            <text:p>4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UnivKKCPoissonCombinedLikelihood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13:03 EDT</text:p>
          </table:table-cell>
          <table:table-cell office:value-type="float" office:value="9.288" calcext:value-type="float">
            <text:p>9.288</text:p>
          </table:table-cell>
          <table:table-cell office:value-type="float" office:value="0.046" calcext:value-type="float">
            <text:p>0.046</text:p>
          </table:table-cell>
          <table:table-cell office:value-type="float" office:value="0.204" calcext:value-type="float">
            <text:p>0.204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488" calcext:value-type="float">
            <text:p>4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457914122571059 0.203635879585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UnivKKCPoissonCombinedLikelihood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13:03 EDT</text:p>
          </table:table-cell>
          <table:table-cell office:value-type="float" office:value="0.406" calcext:value-type="float">
            <text:p>0.406</text:p>
          </table:table-cell>
          <table:table-cell office:value-type="float" office:value="0.262" calcext:value-type="float">
            <text:p>0.26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89" calcext:value-type="float">
            <text:p>4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2108262108262" calcext:value-type="float">
            <text:p>0.262108262108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MultiKKCPoissonCombinedLikelihood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13:04 EDT</text:p>
          </table:table-cell>
          <table:table-cell office:value-type="float" office:value="0.193" calcext:value-type="float">
            <text:p>0.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93" calcext:value-type="float">
            <text:p>4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MultiKKCPoissonCombinedLikelihood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13:10 EDT</text:p>
          </table:table-cell>
          <table:table-cell office:value-type="float" office:value="5.709" calcext:value-type="float">
            <text:p>5.709</text:p>
          </table:table-cell>
          <table:table-cell office:value-type="float" office:value="6.13" calcext:value-type="float">
            <text:p>6.13</text:p>
          </table:table-cell>
          <table:table-cell office:value-type="float" office:value="9.87" calcext:value-type="float">
            <text:p>9.87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496" calcext:value-type="float">
            <text:p>4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.12968865454103 9.870311345458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MultiKKCPoissonCombinedLikelihood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13:11 EDT</text:p>
          </table:table-cell>
          <table:table-cell office:value-type="float" office:value="0.441" calcext:value-type="float">
            <text:p>0.441</text:p>
          </table:table-cell>
          <table:table-cell office:value-type="float" office:value="0.262" calcext:value-type="float">
            <text:p>0.26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97" calcext:value-type="float">
            <text:p>4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2108262108262" calcext:value-type="float">
            <text:p>0.262108262108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CombinedLikelihood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13:11 EDT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5" calcext:value-type="float">
            <text:p>0.07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98" calcext:value-type="float">
            <text:p>4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4959764718002" calcext:value-type="float">
            <text:p>0.0749597647180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CombinedLikelihood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13:11 EDT</text:p>
          </table:table-cell>
          <table:table-cell office:value-type="float" office:value="0.03" calcext:value-type="float">
            <text:p>0.03</text:p>
          </table:table-cell>
          <table:table-cell office:value-type="float" office:value="0.117" calcext:value-type="float">
            <text:p>0.11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99" calcext:value-type="float">
            <text:p>4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17256607258388" calcext:value-type="float">
            <text:p>0.1172566072583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CombinedLikelihood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13:11 EDT</text:p>
          </table:table-cell>
          <table:table-cell office:value-type="float" office:value="0" calcext:value-type="float">
            <text:p>0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169" calcext:value-type="float">
            <text:p>0.16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00" calcext:value-type="float">
            <text:p>5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88343378648376 0.1687538673008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CombinedLikelihood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14:44 EDT</text:p>
          </table:table-cell>
          <table:table-cell office:value-type="float" office:value="93.71" calcext:value-type="float">
            <text:p>93.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01" calcext:value-type="float">
            <text:p>5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CombinedLikelihood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15:32 EDT</text:p>
          </table:table-cell>
          <table:table-cell office:value-type="float" office:value="47.807" calcext:value-type="float">
            <text:p>47.807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293" calcext:value-type="float">
            <text:p>0.29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02" calcext:value-type="float">
            <text:p>5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38401602895297 0.292647327094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CombinedLikelihood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16:25 EDT</text:p>
          </table:table-cell>
          <table:table-cell office:value-type="float" office:value="52.299" calcext:value-type="float">
            <text:p>52.299</text:p>
          </table:table-cell>
          <table:table-cell office:value-type="float" office:value="0.556" calcext:value-type="float">
            <text:p>0.55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03" calcext:value-type="float">
            <text:p>5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56456387955898" calcext:value-type="float">
            <text:p>0.5564563879558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CombinedLikelihood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34:02 EDT</text:p>
          </table:table-cell>
          <table:table-cell office:value-type="float" office:value="1057.521" calcext:value-type="float">
            <text:p>1057.521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269" calcext:value-type="float">
            <text:p>0.26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04" calcext:value-type="float">
            <text:p>5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2249908530888 0.2691159526380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CombinedLikelihood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34:03 EDT</text:p>
          </table:table-cell>
          <table:table-cell office:value-type="float" office:value="0.542" calcext:value-type="float">
            <text:p>0.542</text:p>
          </table:table-cell>
          <table:table-cell office:value-type="float" office:value="0.262" calcext:value-type="float">
            <text:p>0.26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05" calcext:value-type="float">
            <text:p>5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2108262108262" calcext:value-type="float">
            <text:p>0.262108262108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MultiKKHurdlePoissonCombinedLikelihood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34:04 EDT</text:p>
          </table:table-cell>
          <table:table-cell office:value-type="float" office:value="0.964" calcext:value-type="float">
            <text:p>0.964</text:p>
          </table:table-cell>
          <table:table-cell office:value-type="float" office:value="-0.006" calcext:value-type="float">
            <text:p>-0.00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06" calcext:value-type="float">
            <text:p>5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6379794512517" calcext:value-type="float">
            <text:p>-0.0063797945125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UnivKKCPoissonCombinedLikelihood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1:35:00 EDT</text:p>
          </table:table-cell>
          <table:table-cell office:value-type="float" office:value="2.811" calcext:value-type="float">
            <text:p>2.811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145" calcext:value-type="float">
            <text:p>0.14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07" calcext:value-type="float">
            <text:p>5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13562646957535 0.1447548655476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UnivKKCPoissonCombinedLikelihood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1:35:02 EDT</text:p>
          </table:table-cell>
          <table:table-cell office:value-type="float" office:value="2.419" calcext:value-type="float">
            <text:p>2.419</text:p>
          </table:table-cell>
          <table:table-cell office:value-type="float" office:value="0.457" calcext:value-type="float">
            <text:p>0.45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08" calcext:value-type="float">
            <text:p>5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6922648364671" calcext:value-type="float">
            <text:p>0.4569226483646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MultiKKCPoissonCombinedLikelihood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27:10 EDT</text:p>
          </table:table-cell>
          <table:table-cell office:value-type="float" office:value="1.203" calcext:value-type="float">
            <text:p>1.203</text:p>
          </table:table-cell>
          <table:table-cell office:value-type="float" office:value="-0.039" calcext:value-type="float">
            <text:p>-0.03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09" calcext:value-type="float">
            <text:p>5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-0.038955591145328" calcext:value-type="float">
            <text:p>-0.0389555911453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MultiKKCPoissonCombinedLikelihood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27:10 EDT</text:p>
          </table:table-cell>
          <table:table-cell office:value-type="float" office:value="0.101" calcext:value-type="float">
            <text:p>0.101</text:p>
          </table:table-cell>
          <table:table-cell office:value-type="float" office:value="0.526" calcext:value-type="float">
            <text:p>0.52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10" calcext:value-type="float">
            <text:p>5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525906614586651" calcext:value-type="float">
            <text:p>0.5259066145866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MultiKKCPoissonCombinedLikelihood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27:1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081" calcext:value-type="float">
            <text:p>0.08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11" calcext:value-type="float">
            <text:p>5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9333224505555 0.08142204221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MultiKKCPoissonCombinedLikelihood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30:23 EDT</text:p>
          </table:table-cell>
          <table:table-cell office:value-type="float" office:value="193.196" calcext:value-type="float">
            <text:p>193.196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047" calcext:value-type="float">
            <text:p>0.04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12" calcext:value-type="float">
            <text:p>5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2422390157994 0.04735130066519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PoissonMultiKKCPoissonCombinedLikelihood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32:55 EDT</text:p>
          </table:table-cell>
          <table:table-cell office:value-type="float" office:value="152.247" calcext:value-type="float">
            <text:p>152.247</text:p>
          </table:table-cell>
          <table:table-cell office:value-type="float" office:value="0.374" calcext:value-type="float">
            <text:p>0.37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13" calcext:value-type="float">
            <text:p>5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74102697695042" calcext:value-type="float">
            <text:p>0.3741026976950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MultiKKHurdlePoissonCombinedLikelihood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2:23:55 EDT</text:p>
          </table:table-cell>
          <table:table-cell office:value-type="float" office:value="3060.003" calcext:value-type="float">
            <text:p>3060.003</text:p>
          </table:table-cell>
          <table:table-cell office:value-type="float" office:value="0.354" calcext:value-type="float">
            <text:p>0.35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14" calcext:value-type="float">
            <text:p>5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53873160280189" calcext:value-type="float">
            <text:p>0.353873160280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MultiKKHurdlePoissonCombinedLikelihood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2:35:42 EDT</text:p>
          </table:table-cell>
          <table:table-cell office:value-type="float" office:value="706.492" calcext:value-type="float">
            <text:p>706.492</text:p>
          </table:table-cell>
          <table:table-cell office:value-type="float" office:value="-0.505" calcext:value-type="float">
            <text:p>-0.505</text:p>
          </table:table-cell>
          <table:table-cell office:value-type="float" office:value="0.172" calcext:value-type="float">
            <text:p>0.17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15" calcext:value-type="float">
            <text:p>5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0472780905928 0.1718644796220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MultiKKHurdlePoissonCombinedLikelihood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3:00:30 EDT</text:p>
          </table:table-cell>
          <table:table-cell office:value-type="float" office:value="1488.017" calcext:value-type="float">
            <text:p>1488.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16" calcext:value-type="float">
            <text:p>5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MultiKKHurdlePoissonCombinedLikelihood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3:13:11 EDT</text:p>
          </table:table-cell>
          <table:table-cell office:value-type="float" office:value="760.709" calcext:value-type="float">
            <text:p>760.709</text:p>
          </table:table-cell>
          <table:table-cell office:value-type="float" office:value="-0.627" calcext:value-type="float">
            <text:p>-0.627</text:p>
          </table:table-cell>
          <table:table-cell office:value-type="float" office:value="0.188" calcext:value-type="float">
            <text:p>0.188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17" calcext:value-type="float">
            <text:p>5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2717118253811 0.1878865580127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MultiKKHurdlePoissonCombinedLikelihood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3:27:42 EDT</text:p>
          </table:table-cell>
          <table:table-cell office:value-type="float" office:value="871.479" calcext:value-type="float">
            <text:p>871.479</text:p>
          </table:table-cell>
          <table:table-cell office:value-type="float" office:value="0.358" calcext:value-type="float">
            <text:p>0.35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18" calcext:value-type="float">
            <text:p>5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58491446275331" calcext:value-type="float">
            <text:p>0.3584914462753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MultiKKHurdlePoissonCombinedLikelihood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1 23:59:21 EDT</text:p>
          </table:table-cell>
          <table:table-cell office:value-type="float" office:value="1898.593" calcext:value-type="float">
            <text:p>1898.593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241" calcext:value-type="float">
            <text:p>0.24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19" calcext:value-type="float">
            <text:p>5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8343976776454 0.2405780330986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MultiKKHurdlePoissonCombinedLikelihood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3:59:21 EDT</text:p>
          </table:table-cell>
          <table:table-cell office:value-type="float" office:value="0.546" calcext:value-type="float">
            <text:p>0.546</text:p>
          </table:table-cell>
          <table:table-cell office:value-type="float" office:value="0.615" calcext:value-type="float">
            <text:p>0.6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20" calcext:value-type="float">
            <text:p>5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3:59:21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5" calcext:value-type="float">
            <text:p>0.05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21" calcext:value-type="float">
            <text:p>5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54792166352736" calcext:value-type="float">
            <text:p>0.0547921663527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3:59:21 EDT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9" calcext:value-type="float">
            <text:p>0.25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22" calcext:value-type="float">
            <text:p>5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58594731229134" calcext:value-type="float">
            <text:p>0.258594731229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3:59:2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5" calcext:value-type="float">
            <text:p>0.1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23" calcext:value-type="float">
            <text:p>5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402674824009682 0.1498518151064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2 00:00:50 EDT</text:p>
          </table:table-cell>
          <table:table-cell office:value-type="float" office:value="88.247" calcext:value-type="float">
            <text:p>88.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24" calcext:value-type="float">
            <text:p>5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IVWC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2 00:02:54 EDT</text:p>
          </table:table-cell>
          <table:table-cell office:value-type="float" office:value="124.637" calcext:value-type="float">
            <text:p>124.637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223" calcext:value-type="float">
            <text:p>0.223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27" calcext:value-type="float">
            <text:p>5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47428379455922 0.2232466146590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UnivKKHurdlePoisson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2 00:02:55 EDT</text:p>
          </table:table-cell>
          <table:table-cell office:value-type="float" office:value="0.428" calcext:value-type="float">
            <text:p>0.428</text:p>
          </table:table-cell>
          <table:table-cell office:value-type="float" office:value="0.615" calcext:value-type="float">
            <text:p>0.6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28" calcext:value-type="float">
            <text:p>5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MultiKKHurdlePoisson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2 00:02:56 EDT</text:p>
          </table:table-cell>
          <table:table-cell office:value-type="float" office:value="1.14" calcext:value-type="float">
            <text:p>1.14</text:p>
          </table:table-cell>
          <table:table-cell office:value-type="float" office:value="-0.044" calcext:value-type="float">
            <text:p>-0.04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29" calcext:value-type="float">
            <text:p>5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-0.043505286776012" calcext:value-type="float">
            <text:p>-0.0435052867760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MultiKKHurdlePoisson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2 00:02:5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1" calcext:value-type="float">
            <text:p>0.45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30" calcext:value-type="float">
            <text:p>5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450778330498904" calcext:value-type="float">
            <text:p>0.4507783304989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CountMultiKKHurdlePoisson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2 00:02:5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57" calcext:value-type="float">
            <text:p>-0.157</text:p>
          </table:table-cell>
          <table:table-cell office:value-type="float" office:value="0.07" calcext:value-type="float">
            <text:p>0.0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531" calcext:value-type="float">
            <text:p>5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6576169310425 0.069565595758401</text:p>
          </table:table-cell>
          <table:table-cell office:value-type="string" calcext:value-type="string">
            <text:p>ok</text:p>
          </table:table-cell>
        </table:table-row>
      </table:table>
      <table:named-expressions>
        <table:named-range table:name="DATA" table:base-cell-address="$Data.$A$1" table:cell-range-address="$Data.$A$1:.$W$51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4-12T00:21:47.100496332</dc:date>
    <meta:editing-duration>P0D</meta:editing-duration>
    <meta:editing-cycles>1</meta:editing-cycles>
    <meta:document-statistic meta:table-count="1" meta:cell-count="11730" meta:object-count="0"/>
    <meta:generator>LibreOffice/6.4.7.2$Linux_X86_64 LibreOffice_project/40$Build-2</meta:generator>
  </office:meta>
</office:document-meta>
</file>